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75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1.5252in"/>
    </style:style>
    <style:style style:name="co6" style:family="table-column">
      <style:table-column-properties fo:break-before="auto" style:column-width="1.7083in"/>
    </style:style>
    <style:style style:name="co7" style:family="table-column">
      <style:table-column-properties fo:break-before="auto" style:column-width="1.8098in"/>
    </style:style>
    <style:style style:name="co8" style:family="table-column">
      <style:table-column-properties fo:break-before="auto" style:column-width="1.848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6283in"/>
    </style:style>
    <style:style style:name="co11" style:family="table-column">
      <style:table-column-properties fo:break-before="auto" style:column-width="1.5583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7508in"/>
    </style:style>
    <style:style style:name="co14" style:family="table-column">
      <style:table-column-properties fo:break-before="auto" style:column-width="1.7937in"/>
    </style:style>
    <style:style style:name="co15" style:family="table-column">
      <style:table-column-properties fo:break-before="auto" style:column-width="1.13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1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 style:data-style-name="N145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2"/>
        <table:table-column table:style-name="co2" table:number-columns-repeated="16335" table:default-cell-style-name="Default"/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EANK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VRES</text:p>
          </table:table-cell>
          <table:table-cell table:style-name="ce1" office:value-type="string" calcext:value-type="string">
            <text:p>SRES</text:p>
          </table:table-cell>
          <table:table-cell table:style-name="ce1" office:value-type="string" calcext:value-type="string">
            <text:p>L1 <text:s/>C</text:p>
          </table:table-cell>
          <table:table-cell table:style-name="ce1" office:value-type="string" calcext:value-type="string">
            <text:p>L1 S</text:p>
          </table:table-cell>
          <table:table-cell table:style-name="ce1" office:value-type="string" calcext:value-type="string">
            <text:p>L1 N</text:p>
          </table:table-cell>
          <table:table-cell table:style-name="ce1" office:value-type="string" calcext:value-type="string">
            <text:p>L1 CT</text:p>
          </table:table-cell>
          <table:table-cell table:style-name="ce1" office:value-type="string" calcext:value-type="string">
            <text:p>L1 ST</text:p>
          </table:table-cell>
          <table:table-cell table:style-name="ce1" office:value-type="string" calcext:value-type="string">
            <text:p>L2 C</text:p>
          </table:table-cell>
          <table:table-cell table:style-name="ce1" office:value-type="string" calcext:value-type="string">
            <text:p>L2 S</text:p>
          </table:table-cell>
          <table:table-cell table:style-name="ce1" office:value-type="string" calcext:value-type="string">
            <text:p>L2 N</text:p>
          </table:table-cell>
          <table:table-cell table:style-name="ce1" office:value-type="string" calcext:value-type="string">
            <text:p>L2 CT</text:p>
          </table:table-cell>
          <table:table-cell table:style-name="ce1" office:value-type="string" calcext:value-type="string">
            <text:p>L2 ST</text:p>
          </table:table-cell>
          <table:table-cell table:style-name="ce1" office:value-type="string" calcext:value-type="string">
            <text:p>WL</text:p>
          </table:table-cell>
          <table:table-cell table:style-name="ce1" office:value-type="string" calcext:value-type="string">
            <text:p>WC</text:p>
          </table:table-cell>
          <table:table-cell table:style-name="ce1" office:value-type="string" calcext:value-type="string">
            <text:p>WV</text:p>
          </table:table-cell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V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RGB C</text:p>
          </table:table-cell>
          <table:table-cell table:style-name="ce1" office:value-type="string" calcext:value-type="string">
            <text:p>HSV C</text:p>
          </table:table-cell>
          <table:table-cell table:style-name="ce1" office:value-type="string" calcext:value-type="string">
            <text:p>LAB C</text:p>
          </table:table-cell>
          <table:table-cell table:style-name="ce1" office:value-type="string" calcext:value-type="string">
            <text:p>RGBERR</text:p>
          </table:table-cell>
          <table:table-cell table:style-name="ce1" office:value-type="string" calcext:value-type="string">
            <text:p>HSVERR</text:p>
          </table:table-cell>
          <table:table-cell table:style-name="ce1" office:value-type="string" calcext:value-type="string">
            <text:p>LABERR</text:p>
          </table:table-cell>
          <table:table-cell table:style-name="ce1" table:number-columns-repeated="16342"/>
          <table:table-cell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FINAL_DIAMOND</text:p>
          </table:table-cell>
          <table:table-cell table:number-columns-repeated="48"/>
          <table:table-cell table:style-name="ce2"/>
          <table:table-cell table:number-columns-repeated="1633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2.14527857311824" calcext:value-type="float">
            <text:p>2.14527857311824</text:p>
          </table:table-cell>
          <table:table-cell office:value-type="float" office:value="0.00695348406452013" calcext:value-type="float">
            <text:p>0.00695348406452013</text:p>
          </table:table-cell>
          <table:table-cell office:value-type="float" office:value="0.0248388284734977" calcext:value-type="float">
            <text:p>0.0248388284734977</text:p>
          </table:table-cell>
          <table:table-cell office:value-type="float" office:value="0.145965902112581" calcext:value-type="float">
            <text:p>0.145965902112581</text:p>
          </table:table-cell>
          <table:table-cell office:value-type="float" office:value="0.454219584240804" calcext:value-type="float">
            <text:p>0.454219584240804</text:p>
          </table:table-cell>
          <table:table-cell office:value-type="float" office:value="0.537783307335451" calcext:value-type="float">
            <text:p>0.537783307335451</text:p>
          </table:table-cell>
          <table:table-cell office:value-type="float" office:value="70.5888512576631" calcext:value-type="float">
            <text:p>70.5888512576631</text:p>
          </table:table-cell>
          <table:table-cell office:value-type="float" office:value="0.581800978215421" calcext:value-type="float">
            <text:p>0.581800978215421</text:p>
          </table:table-cell>
          <table:table-cell office:value-type="float" office:value="0.258424386928884" calcext:value-type="float">
            <text:p>0.258424386928884</text:p>
          </table:table-cell>
          <table:table-cell office:value-type="float" office:value="0.546967710939008" calcext:value-type="float">
            <text:p>0.546967710939008</text:p>
          </table:table-cell>
          <table:table-cell office:value-type="float" office:value="0.624229346514635" calcext:value-type="float">
            <text:p>0.624229346514635</text:p>
          </table:table-cell>
          <table:table-cell office:value-type="float" office:value="56.69562659501" calcext:value-type="float">
            <text:p>56.69562659501</text:p>
          </table:table-cell>
          <table:table-cell office:value-type="float" office:value="0.458942433644762" calcext:value-type="float">
            <text:p>0.458942433644762</text:p>
          </table:table-cell>
          <table:table-cell office:value-type="float" office:value="0.52698524216674" calcext:value-type="float">
            <text:p>0.52698524216674</text:p>
          </table:table-cell>
          <table:table-cell office:value-type="float" office:value="0.697844238108977" calcext:value-type="float">
            <text:p>0.697844238108977</text:p>
          </table:table-cell>
          <table:table-cell office:value-type="float" office:value="0.502651528714799" calcext:value-type="float">
            <text:p>0.502651528714799</text:p>
          </table:table-cell>
          <table:table-cell office:value-type="float" office:value="0.0206948032724892" calcext:value-type="float">
            <text:p>0.0206948032724892</text:p>
          </table:table-cell>
          <table:table-cell office:value-type="float" office:value="0.0703716845689019" calcext:value-type="float">
            <text:p>0.0703716845689019</text:p>
          </table:table-cell>
          <table:table-cell office:value-type="float" office:value="0.556920905277253" calcext:value-type="float">
            <text:p>0.556920905277253</text:p>
          </table:table-cell>
          <table:table-cell office:value-type="float" office:value="1.48716839743527" calcext:value-type="float">
            <text:p>1.48716839743527</text:p>
          </table:table-cell>
          <table:table-cell table:style-name="ce5" office:value-type="float" office:value="0.000000134106950442317" calcext:value-type="float">
            <text:p>1.34E-07</text:p>
          </table:table-cell>
          <table:table-cell table:style-name="ce5" office:value-type="float" office:value="0.00000109762213808815" calcext:value-type="float">
            <text:p>1.10E-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ABS([.AJ4]-26)" office:value-type="float" office:value="11" calcext:value-type="float">
            <text:p>11</text:p>
          </table:table-cell>
          <table:table-cell table:formula="of:=ABS([.AK4]-26)" office:value-type="float" office:value="1" calcext:value-type="float">
            <text:p>1</text:p>
          </table:table-cell>
          <table:table-cell table:formula="of:=ABS([.AL4]-26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208" calcext:value-type="float">
            <text:p>208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2.18504282886888" calcext:value-type="float">
            <text:p>2.18504282886888</text:p>
          </table:table-cell>
          <table:table-cell office:value-type="float" office:value="0.0068976422817265" calcext:value-type="float">
            <text:p>0.0068976422817265</text:p>
          </table:table-cell>
          <table:table-cell office:value-type="float" office:value="0.0204356560522021" calcext:value-type="float">
            <text:p>0.0204356560522021</text:p>
          </table:table-cell>
          <table:table-cell office:value-type="float" office:value="0.177799021979461" calcext:value-type="float">
            <text:p>0.177799021979461</text:p>
          </table:table-cell>
          <table:table-cell office:value-type="float" office:value="0.498105023380729" calcext:value-type="float">
            <text:p>0.498105023380729</text:p>
          </table:table-cell>
          <table:table-cell office:value-type="float" office:value="0.545324547253908" calcext:value-type="float">
            <text:p>0.545324547253908</text:p>
          </table:table-cell>
          <table:table-cell office:value-type="float" office:value="64.5507397757806" calcext:value-type="float">
            <text:p>64.5507397757806</text:p>
          </table:table-cell>
          <table:table-cell office:value-type="float" office:value="0.55170168484763" calcext:value-type="float">
            <text:p>0.55170168484763</text:p>
          </table:table-cell>
          <table:table-cell office:value-type="float" office:value="0.22845095963496" calcext:value-type="float">
            <text:p>0.22845095963496</text:p>
          </table:table-cell>
          <table:table-cell office:value-type="float" office:value="0.544532651574452" calcext:value-type="float">
            <text:p>0.544532651574452</text:p>
          </table:table-cell>
          <table:table-cell office:value-type="float" office:value="0.604301010356259" calcext:value-type="float">
            <text:p>0.604301010356259</text:p>
          </table:table-cell>
          <table:table-cell office:value-type="float" office:value="54.2364829755461" calcext:value-type="float">
            <text:p>54.2364829755461</text:p>
          </table:table-cell>
          <table:table-cell office:value-type="float" office:value="0.394320006484576" calcext:value-type="float">
            <text:p>0.394320006484576</text:p>
          </table:table-cell>
          <table:table-cell office:value-type="float" office:value="0.563852662896143" calcext:value-type="float">
            <text:p>0.563852662896143</text:p>
          </table:table-cell>
          <table:table-cell office:value-type="float" office:value="0.725312541732701" calcext:value-type="float">
            <text:p>0.725312541732701</text:p>
          </table:table-cell>
          <table:table-cell office:value-type="float" office:value="0.505919439562556" calcext:value-type="float">
            <text:p>0.505919439562556</text:p>
          </table:table-cell>
          <table:table-cell office:value-type="float" office:value="0.0214950632331125" calcext:value-type="float">
            <text:p>0.0214950632331125</text:p>
          </table:table-cell>
          <table:table-cell office:value-type="float" office:value="0.0761661573372431" calcext:value-type="float">
            <text:p>0.0761661573372431</text:p>
          </table:table-cell>
          <table:table-cell office:value-type="float" office:value="0.550203932473689" calcext:value-type="float">
            <text:p>0.550203932473689</text:p>
          </table:table-cell>
          <table:table-cell office:value-type="float" office:value="1.40153279874522" calcext:value-type="float">
            <text:p>1.40153279874522</text:p>
          </table:table-cell>
          <table:table-cell table:style-name="ce5" office:value-type="float" office:value="0.000000127114860346751" calcext:value-type="float">
            <text:p>1.27E-07</text:p>
          </table:table-cell>
          <table:table-cell table:style-name="ce5" office:value-type="float" office:value="0.00000109855133083833" calcext:value-type="float">
            <text:p>1.10E-0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ABS([.AJ5]-26)" office:value-type="float" office:value="7" calcext:value-type="float">
            <text:p>7</text:p>
          </table:table-cell>
          <table:table-cell table:formula="of:=ABS([.AK5]-26)" office:value-type="float" office:value="2" calcext:value-type="float">
            <text:p>2</text:p>
          </table:table-cell>
          <table:table-cell table:formula="of:=ABS([.AL5]-26)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92" calcext:value-type="float">
            <text:p>192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2.25125513200102" calcext:value-type="float">
            <text:p>2.25125513200102</text:p>
          </table:table-cell>
          <table:table-cell office:value-type="float" office:value="0.00679578908085614" calcext:value-type="float">
            <text:p>0.00679578908085614</text:p>
          </table:table-cell>
          <table:table-cell office:value-type="float" office:value="0.0218864778714507" calcext:value-type="float">
            <text:p>0.0218864778714507</text:p>
          </table:table-cell>
          <table:table-cell office:value-type="float" office:value="0.130308502173837" calcext:value-type="float">
            <text:p>0.130308502173837</text:p>
          </table:table-cell>
          <table:table-cell office:value-type="float" office:value="0.460528654433328" calcext:value-type="float">
            <text:p>0.460528654433328</text:p>
          </table:table-cell>
          <table:table-cell office:value-type="float" office:value="0.590095644761838" calcext:value-type="float">
            <text:p>0.590095644761838</text:p>
          </table:table-cell>
          <table:table-cell office:value-type="float" office:value="70.3105308516013" calcext:value-type="float">
            <text:p>70.3105308516013</text:p>
          </table:table-cell>
          <table:table-cell office:value-type="float" office:value="0.58044368856117" calcext:value-type="float">
            <text:p>0.58044368856117</text:p>
          </table:table-cell>
          <table:table-cell office:value-type="float" office:value="0.280759065272351" calcext:value-type="float">
            <text:p>0.280759065272351</text:p>
          </table:table-cell>
          <table:table-cell office:value-type="float" office:value="0.449301216408815" calcext:value-type="float">
            <text:p>0.449301216408815</text:p>
          </table:table-cell>
          <table:table-cell office:value-type="float" office:value="0.618289361574059" calcext:value-type="float">
            <text:p>0.618289361574059</text:p>
          </table:table-cell>
          <table:table-cell office:value-type="float" office:value="52.0081546639482" calcext:value-type="float">
            <text:p>52.0081546639482</text:p>
          </table:table-cell>
          <table:table-cell office:value-type="float" office:value="0.378926959814344" calcext:value-type="float">
            <text:p>0.378926959814344</text:p>
          </table:table-cell>
          <table:table-cell office:value-type="float" office:value="0.476725570554665" calcext:value-type="float">
            <text:p>0.476725570554665</text:p>
          </table:table-cell>
          <table:table-cell office:value-type="float" office:value="0.609653528557854" calcext:value-type="float">
            <text:p>0.609653528557854</text:p>
          </table:table-cell>
          <table:table-cell office:value-type="float" office:value="0.5267117854703" calcext:value-type="float">
            <text:p>0.5267117854703</text:p>
          </table:table-cell>
          <table:table-cell office:value-type="float" office:value="0.0243944298654162" calcext:value-type="float">
            <text:p>0.0243944298654162</text:p>
          </table:table-cell>
          <table:table-cell office:value-type="float" office:value="0.0383751939617482" calcext:value-type="float">
            <text:p>0.0383751939617482</text:p>
          </table:table-cell>
          <table:table-cell office:value-type="float" office:value="0.605420543264779" calcext:value-type="float">
            <text:p>0.605420543264779</text:p>
          </table:table-cell>
          <table:table-cell office:value-type="float" office:value="1.49554789267375" calcext:value-type="float">
            <text:p>1.49554789267375</text:p>
          </table:table-cell>
          <table:table-cell table:style-name="ce5" office:value-type="float" office:value="0.000000114887187265763" calcext:value-type="float">
            <text:p>1.15E-07</text:p>
          </table:table-cell>
          <table:table-cell table:style-name="ce5" office:value-type="float" office:value="0.00000112216924209153" calcext:value-type="float">
            <text:p>1.12E-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ABS([.AJ6]-26)" office:value-type="float" office:value="25" calcext:value-type="float">
            <text:p>25</text:p>
          </table:table-cell>
          <table:table-cell table:formula="of:=ABS([.AK6]-26)" office:value-type="float" office:value="2" calcext:value-type="float">
            <text:p>2</text:p>
          </table:table-cell>
          <table:table-cell table:formula="of:=ABS([.AL6]-26)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1.99457924921717" calcext:value-type="float">
            <text:p>1.99457924921717</text:p>
          </table:table-cell>
          <table:table-cell office:value-type="float" office:value="0.00602533332368375" calcext:value-type="float">
            <text:p>0.00602533332368375</text:p>
          </table:table-cell>
          <table:table-cell office:value-type="float" office:value="0.028482502350093" calcext:value-type="float">
            <text:p>0.028482502350093</text:p>
          </table:table-cell>
          <table:table-cell office:value-type="float" office:value="0.165779773209088" calcext:value-type="float">
            <text:p>0.165779773209088</text:p>
          </table:table-cell>
          <table:table-cell office:value-type="float" office:value="0.447144251089107" calcext:value-type="float">
            <text:p>0.447144251089107</text:p>
          </table:table-cell>
          <table:table-cell office:value-type="float" office:value="0.531350481477564" calcext:value-type="float">
            <text:p>0.531350481477564</text:p>
          </table:table-cell>
          <table:table-cell office:value-type="float" office:value="71.1624224652883" calcext:value-type="float">
            <text:p>71.1624224652883</text:p>
          </table:table-cell>
          <table:table-cell office:value-type="float" office:value="0.588350858542933" calcext:value-type="float">
            <text:p>0.588350858542933</text:p>
          </table:table-cell>
          <table:table-cell office:value-type="float" office:value="0.212056225412248" calcext:value-type="float">
            <text:p>0.212056225412248</text:p>
          </table:table-cell>
          <table:table-cell office:value-type="float" office:value="0.479272279792548" calcext:value-type="float">
            <text:p>0.479272279792548</text:p>
          </table:table-cell>
          <table:table-cell office:value-type="float" office:value="0.59000434942921" calcext:value-type="float">
            <text:p>0.59000434942921</text:p>
          </table:table-cell>
          <table:table-cell office:value-type="float" office:value="63.551515117709" calcext:value-type="float">
            <text:p>63.551515117709</text:p>
          </table:table-cell>
          <table:table-cell office:value-type="float" office:value="0.351766179604478" calcext:value-type="float">
            <text:p>0.351766179604478</text:p>
          </table:table-cell>
          <table:table-cell office:value-type="float" office:value="0.578133044354845" calcext:value-type="float">
            <text:p>0.578133044354845</text:p>
          </table:table-cell>
          <table:table-cell office:value-type="float" office:value="0.647817083143452" calcext:value-type="float">
            <text:p>0.647817083143452</text:p>
          </table:table-cell>
          <table:table-cell office:value-type="float" office:value="0.512257319215169" calcext:value-type="float">
            <text:p>0.512257319215169</text:p>
          </table:table-cell>
          <table:table-cell office:value-type="float" office:value="0.0211820008728545" calcext:value-type="float">
            <text:p>0.0211820008728545</text:p>
          </table:table-cell>
          <table:table-cell office:value-type="float" office:value="0.0415614941159304" calcext:value-type="float">
            <text:p>0.0415614941159304</text:p>
          </table:table-cell>
          <table:table-cell office:value-type="float" office:value="0.576718479635257" calcext:value-type="float">
            <text:p>0.576718479635257</text:p>
          </table:table-cell>
          <table:table-cell office:value-type="float" office:value="1.42979051205567" calcext:value-type="float">
            <text:p>1.42979051205567</text:p>
          </table:table-cell>
          <table:table-cell table:style-name="ce5" office:value-type="float" office:value="0.000000146500033593167" calcext:value-type="float">
            <text:p>1.47E-07</text:p>
          </table:table-cell>
          <table:table-cell table:style-name="ce5" office:value-type="float" office:value="0.00000115743271680235" calcext:value-type="float">
            <text:p>1.16E-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ABS([.AJ7]-26)" office:value-type="float" office:value="25" calcext:value-type="float">
            <text:p>25</text:p>
          </table:table-cell>
          <table:table-cell table:formula="of:=ABS([.AK7]-26)" office:value-type="float" office:value="26" calcext:value-type="float">
            <text:p>26</text:p>
          </table:table-cell>
          <table:table-cell table:formula="of:=ABS([.AL7]-26)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1.93491423697997" calcext:value-type="float">
            <text:p>1.93491423697997</text:p>
          </table:table-cell>
          <table:table-cell office:value-type="float" office:value="0.00602002623530381" calcext:value-type="float">
            <text:p>0.00602002623530381</text:p>
          </table:table-cell>
          <table:table-cell office:value-type="float" office:value="0.021557093157054" calcext:value-type="float">
            <text:p>0.021557093157054</text:p>
          </table:table-cell>
          <table:table-cell office:value-type="float" office:value="0.122024289105429" calcext:value-type="float">
            <text:p>0.122024289105429</text:p>
          </table:table-cell>
          <table:table-cell office:value-type="float" office:value="0.411269492146034" calcext:value-type="float">
            <text:p>0.411269492146034</text:p>
          </table:table-cell>
          <table:table-cell office:value-type="float" office:value="0.597356595305974" calcext:value-type="float">
            <text:p>0.597356595305974</text:p>
          </table:table-cell>
          <table:table-cell office:value-type="float" office:value="67.3830985331077" calcext:value-type="float">
            <text:p>67.3830985331077</text:p>
          </table:table-cell>
          <table:table-cell office:value-type="float" office:value="0.504336894207444" calcext:value-type="float">
            <text:p>0.504336894207444</text:p>
          </table:table-cell>
          <table:table-cell office:value-type="float" office:value="0.282815144948677" calcext:value-type="float">
            <text:p>0.282815144948677</text:p>
          </table:table-cell>
          <table:table-cell office:value-type="float" office:value="0.525925395474057" calcext:value-type="float">
            <text:p>0.525925395474057</text:p>
          </table:table-cell>
          <table:table-cell office:value-type="float" office:value="0.571967037340794" calcext:value-type="float">
            <text:p>0.571967037340794</text:p>
          </table:table-cell>
          <table:table-cell office:value-type="float" office:value="63.1171356023986" calcext:value-type="float">
            <text:p>63.1171356023986</text:p>
          </table:table-cell>
          <table:table-cell office:value-type="float" office:value="0.466975486293098" calcext:value-type="float">
            <text:p>0.466975486293098</text:p>
          </table:table-cell>
          <table:table-cell office:value-type="float" office:value="0.541002807107413" calcext:value-type="float">
            <text:p>0.541002807107413</text:p>
          </table:table-cell>
          <table:table-cell office:value-type="float" office:value="0.63933872279372" calcext:value-type="float">
            <text:p>0.63933872279372</text:p>
          </table:table-cell>
          <table:table-cell office:value-type="float" office:value="0.564408419484603" calcext:value-type="float">
            <text:p>0.564408419484603</text:p>
          </table:table-cell>
          <table:table-cell office:value-type="float" office:value="0.0211433318993628" calcext:value-type="float">
            <text:p>0.0211433318993628</text:p>
          </table:table-cell>
          <table:table-cell office:value-type="float" office:value="0.0345301859151699" calcext:value-type="float">
            <text:p>0.0345301859151699</text:p>
          </table:table-cell>
          <table:table-cell office:value-type="float" office:value="0.649250792316459" calcext:value-type="float">
            <text:p>0.649250792316459</text:p>
          </table:table-cell>
          <table:table-cell office:value-type="float" office:value="1.36244036941407" calcext:value-type="float">
            <text:p>1.36244036941407</text:p>
          </table:table-cell>
          <table:table-cell table:style-name="ce5" office:value-type="float" office:value="0.000000108891443062804" calcext:value-type="float">
            <text:p>1.09E-07</text:p>
          </table:table-cell>
          <table:table-cell table:style-name="ce5" office:value-type="float" office:value="0.00000118571570664959" calcext:value-type="float">
            <text:p>1.19E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ABS([.AJ8]-26)" office:value-type="float" office:value="26" calcext:value-type="float">
            <text:p>26</text:p>
          </table:table-cell>
          <table:table-cell table:formula="of:=ABS([.AK8]-26)" office:value-type="float" office:value="10" calcext:value-type="float">
            <text:p>10</text:p>
          </table:table-cell>
          <table:table-cell table:formula="of:=ABS([.AL8]-26)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table:style-name="ce2" table:formula="of:=AVERAGE([.A4:.A8])" office:value-type="float" office:value="107.4" calcext:value-type="float">
            <text:p>107.4</text:p>
          </table:table-cell>
          <table:table-cell table:style-name="ce2" table:formula="of:=AVERAGE([.B4:.B8])" office:value-type="float" office:value="125" calcext:value-type="float">
            <text:p>125</text:p>
          </table:table-cell>
          <table:table-cell table:style-name="ce2" table:formula="of:=AVERAGE([.C4:.C8])" office:value-type="float" office:value="99" calcext:value-type="float">
            <text:p>99</text:p>
          </table:table-cell>
          <table:table-cell table:style-name="ce2" table:formula="of:=AVERAGE([.D4:.D8])" office:value-type="float" office:value="46.8" calcext:value-type="float">
            <text:p>46.8</text:p>
          </table:table-cell>
          <table:table-cell table:style-name="ce2" table:formula="of:=AVERAGE([.E4:.E8])" office:value-type="float" office:value="138.4" calcext:value-type="float">
            <text:p>138.4</text:p>
          </table:table-cell>
          <table:table-cell table:style-name="ce2" table:formula="of:=AVERAGE([.F4:.F8])" office:value-type="float" office:value="117" calcext:value-type="float">
            <text:p>117</text:p>
          </table:table-cell>
          <table:table-cell table:style-name="ce2" table:formula="of:=AVERAGE([.G4:.G8])" office:value-type="float" office:value="95.8" calcext:value-type="float">
            <text:p>95.8</text:p>
          </table:table-cell>
          <table:table-cell table:style-name="ce2" table:formula="of:=AVERAGE([.H4:.H8])" office:value-type="float" office:value="48" calcext:value-type="float">
            <text:p>48</text:p>
          </table:table-cell>
          <table:table-cell table:style-name="ce2" table:formula="of:=AVERAGE([.I4:.I8])" office:value-type="float" office:value="197" calcext:value-type="float">
            <text:p>197</text:p>
          </table:table-cell>
          <table:table-cell table:style-name="ce2" table:formula="of:=AVERAGE([.J4:.J8])" office:value-type="float" office:value="134.6" calcext:value-type="float">
            <text:p>134.6</text:p>
          </table:table-cell>
          <table:table-cell table:style-name="ce2" table:formula="of:=AVERAGE([.K4:.K8])" office:value-type="float" office:value="115.8" calcext:value-type="float">
            <text:p>115.8</text:p>
          </table:table-cell>
          <table:table-cell table:style-name="ce2" table:formula="of:=AVERAGE([.L4:.L8])" office:value-type="float" office:value="52" calcext:value-type="float">
            <text:p>52</text:p>
          </table:table-cell>
          <table:table-cell table:style-name="ce2" table:formula="of:=AVERAGE([.M4:.M8])" office:value-type="float" office:value="2.10221400403706" calcext:value-type="float">
            <text:p>2.10221400403706</text:p>
          </table:table-cell>
          <table:table-cell table:style-name="ce2" table:formula="of:=AVERAGE([.N4:.N8])" office:value-type="float" office:value="0.00653845499721807" calcext:value-type="float">
            <text:p>0.00653845499721807</text:p>
          </table:table-cell>
          <table:table-cell table:style-name="ce2" table:formula="of:=AVERAGE([.O4:.O8])" office:value-type="float" office:value="0.0234401115808595" calcext:value-type="float">
            <text:p>0.0234401115808595</text:p>
          </table:table-cell>
          <table:table-cell table:style-name="ce2" table:formula="of:=AVERAGE([.P4:.P8])" office:value-type="float" office:value="0.148375497716079" calcext:value-type="float">
            <text:p>0.148375497716079</text:p>
          </table:table-cell>
          <table:table-cell table:style-name="ce2" table:formula="of:=AVERAGE([.Q4:.Q8])" office:value-type="float" office:value="0.454253401058" calcext:value-type="float">
            <text:p>0.454253401058</text:p>
          </table:table-cell>
          <table:table-cell table:style-name="ce2" table:formula="of:=AVERAGE([.R4:.R8])" office:value-type="float" office:value="0.560382115226947" calcext:value-type="float">
            <text:p>0.560382115226947</text:p>
          </table:table-cell>
          <table:table-cell table:style-name="ce2" table:formula="of:=AVERAGE([.S4:.S8])" office:value-type="float" office:value="68.7991285766882" calcext:value-type="float">
            <text:p>68.7991285766882</text:p>
          </table:table-cell>
          <table:table-cell table:style-name="ce2" table:formula="of:=AVERAGE([.T4:.T8])" office:value-type="float" office:value="0.56132682087492" calcext:value-type="float">
            <text:p>0.56132682087492</text:p>
          </table:table-cell>
          <table:table-cell table:style-name="ce2" table:formula="of:=AVERAGE([.U4:.U8])" office:value-type="float" office:value="0.252501156439424" calcext:value-type="float">
            <text:p>0.252501156439424</text:p>
          </table:table-cell>
          <table:table-cell table:style-name="ce2" table:formula="of:=AVERAGE([.V4:.V8])" office:value-type="float" office:value="0.509199850837776" calcext:value-type="float">
            <text:p>0.509199850837776</text:p>
          </table:table-cell>
          <table:table-cell table:style-name="ce2" table:formula="of:=AVERAGE([.W4:.W8])" office:value-type="float" office:value="0.601758221042991" calcext:value-type="float">
            <text:p>0.601758221042991</text:p>
          </table:table-cell>
          <table:table-cell table:style-name="ce2" table:formula="of:=AVERAGE([.X4:.X8])" office:value-type="float" office:value="57.9217829909224" calcext:value-type="float">
            <text:p>57.9217829909224</text:p>
          </table:table-cell>
          <table:table-cell table:style-name="ce2" table:formula="of:=AVERAGE([.Y4:.Y8])" office:value-type="float" office:value="0.410186213168252" calcext:value-type="float">
            <text:p>0.410186213168252</text:p>
          </table:table-cell>
          <table:table-cell table:style-name="ce2" table:formula="of:=AVERAGE([.Z4:.Z8])" office:value-type="float" office:value="0.537339865415961" calcext:value-type="float">
            <text:p>0.537339865415961</text:p>
          </table:table-cell>
          <table:table-cell table:style-name="ce2" table:formula="of:=AVERAGE([.AA4:.AA8])" office:value-type="float" office:value="0.663993222867341" calcext:value-type="float">
            <text:p>0.663993222867341</text:p>
          </table:table-cell>
          <table:table-cell table:style-name="ce2" table:formula="of:=AVERAGE([.AB4:.AB8])" office:value-type="float" office:value="0.522389698489485" calcext:value-type="float">
            <text:p>0.522389698489485</text:p>
          </table:table-cell>
          <table:table-cell table:style-name="ce2" table:formula="of:=AVERAGE([.AC4:.AC8])" office:value-type="float" office:value="0.021781925828647" calcext:value-type="float">
            <text:p>0.021781925828647</text:p>
          </table:table-cell>
          <table:table-cell table:style-name="ce2" table:formula="of:=AVERAGE([.AD4:.AD8])" office:value-type="float" office:value="0.0522009431797987" calcext:value-type="float">
            <text:p>0.0522009431797987</text:p>
          </table:table-cell>
          <table:table-cell table:style-name="ce2" table:formula="of:=AVERAGE([.AE4:.AE8])" office:value-type="float" office:value="0.587702930593487" calcext:value-type="float">
            <text:p>0.587702930593487</text:p>
          </table:table-cell>
          <table:table-cell table:style-name="ce2" table:formula="of:=AVERAGE([.AF4:.AF8])" office:value-type="float" office:value="1.43529599406479" calcext:value-type="float">
            <text:p>1.43529599406479</text:p>
          </table:table-cell>
          <table:table-cell table:style-name="ce2" table:formula="of:=AVERAGE([.AG4:.AG8])" office:value-type="float" office:value="0.00000012630009494216" calcext:value-type="float">
            <text:p>1.2630009494216E-07</text:p>
          </table:table-cell>
          <table:table-cell table:style-name="ce2" table:formula="of:=AVERAGE([.AH4:.AH8])" office:value-type="float" office:value="0.00000113229822689399" calcext:value-type="float">
            <text:p>1.13229822689399E-06</text:p>
          </table:table-cell>
          <table:table-cell table:style-name="ce2" table:formula="of:=AVERAGE([.AI4:.AI8])" office:value-type="float" office:value="2.6" calcext:value-type="float">
            <text:p>2.6</text:p>
          </table:table-cell>
          <table:table-cell table:style-name="ce2" table:number-columns-repeated="11"/>
          <table:table-cell table:number-columns-repeated="3"/>
          <table:table-cell table:style-name="ce2" table:number-columns-repeated="16335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MAR15</text:p>
          </table:table-cell>
          <table:table-cell table:number-columns-repeated="45"/>
          <table:table-cell table:style-name="Default" table:number-columns-repeated="2"/>
          <table:table-cell/>
          <table:table-cell table:style-name="ce2" table:number-columns-repeated="2"/>
          <table:table-cell table:number-columns-repeated="1633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2.01065071078809" calcext:value-type="float">
            <text:p>2.01065071078809</text:p>
          </table:table-cell>
          <table:table-cell office:value-type="float" office:value="0.00640932228560218" calcext:value-type="float">
            <text:p>0.00640932228560218</text:p>
          </table:table-cell>
          <table:table-cell office:value-type="float" office:value="0.0263442976869439" calcext:value-type="float">
            <text:p>0.0263442976869439</text:p>
          </table:table-cell>
          <table:table-cell office:value-type="float" office:value="0.17053824549494" calcext:value-type="float">
            <text:p>0.17053824549494</text:p>
          </table:table-cell>
          <table:table-cell office:value-type="float" office:value="0.474259799042591" calcext:value-type="float">
            <text:p>0.474259799042591</text:p>
          </table:table-cell>
          <table:table-cell office:value-type="float" office:value="0.533069635752907" calcext:value-type="float">
            <text:p>0.533069635752907</text:p>
          </table:table-cell>
          <table:table-cell office:value-type="float" office:value="67.5739876066054" calcext:value-type="float">
            <text:p>67.5739876066054</text:p>
          </table:table-cell>
          <table:table-cell office:value-type="float" office:value="0.5334063833767" calcext:value-type="float">
            <text:p>0.5334063833767</text:p>
          </table:table-cell>
          <table:table-cell office:value-type="float" office:value="0.205551660500073" calcext:value-type="float">
            <text:p>0.205551660500073</text:p>
          </table:table-cell>
          <table:table-cell office:value-type="float" office:value="0.494002591437217" calcext:value-type="float">
            <text:p>0.494002591437217</text:p>
          </table:table-cell>
          <table:table-cell office:value-type="float" office:value="0.530633012159163" calcext:value-type="float">
            <text:p>0.530633012159163</text:p>
          </table:table-cell>
          <table:table-cell office:value-type="float" office:value="58.3734513646318" calcext:value-type="float">
            <text:p>58.3734513646318</text:p>
          </table:table-cell>
          <table:table-cell office:value-type="float" office:value="0.478189266733653" calcext:value-type="float">
            <text:p>0.478189266733653</text:p>
          </table:table-cell>
          <table:table-cell office:value-type="float" office:value="0.505446262761092" calcext:value-type="float">
            <text:p>0.505446262761092</text:p>
          </table:table-cell>
          <table:table-cell office:value-type="float" office:value="0.625231424033651" calcext:value-type="float">
            <text:p>0.625231424033651</text:p>
          </table:table-cell>
          <table:table-cell office:value-type="float" office:value="0.587226021786298" calcext:value-type="float">
            <text:p>0.587226021786298</text:p>
          </table:table-cell>
          <table:table-cell office:value-type="float" office:value="0.0217961252844722" calcext:value-type="float">
            <text:p>0.0217961252844722</text:p>
          </table:table-cell>
          <table:table-cell office:value-type="float" office:value="0.0559369247841653" calcext:value-type="float">
            <text:p>0.0559369247841653</text:p>
          </table:table-cell>
          <table:table-cell office:value-type="float" office:value="0.554711108993608" calcext:value-type="float">
            <text:p>0.554711108993608</text:p>
          </table:table-cell>
          <table:table-cell office:value-type="float" office:value="1.30933331693628" calcext:value-type="float">
            <text:p>1.30933331693628</text:p>
          </table:table-cell>
          <table:table-cell table:style-name="ce5" office:value-type="float" office:value="0.000000115386438141418" calcext:value-type="float">
            <text:p>1.15E-07</text:p>
          </table:table-cell>
          <table:table-cell table:style-name="ce5" office:value-type="float" office:value="0.00000101208671517945" calcext:value-type="float">
            <text:p>1.01E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ABS([.AJ12]-39)" office:value-type="float" office:value="38" calcext:value-type="float">
            <text:p>38</text:p>
          </table:table-cell>
          <table:table-cell table:formula="of:=ABS([.AK12]-39)" office:value-type="float" office:value="36" calcext:value-type="float">
            <text:p>36</text:p>
          </table:table-cell>
          <table:table-cell table:formula="of:=ABS([.AL12]-39)" office:value-type="float" office:value="12" calcext:value-type="float">
            <text:p>12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195" calcext:value-type="float">
            <text:p>195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office:value-type="float" office:value="2.15270947485078" calcext:value-type="float">
            <text:p>2.15270947485078</text:p>
          </table:table-cell>
          <table:table-cell office:value-type="float" office:value="0.00607322810104054" calcext:value-type="float">
            <text:p>0.00607322810104054</text:p>
          </table:table-cell>
          <table:table-cell office:value-type="float" office:value="0.02156629666889" calcext:value-type="float">
            <text:p>0.02156629666889</text:p>
          </table:table-cell>
          <table:table-cell office:value-type="float" office:value="0.120809617702005" calcext:value-type="float">
            <text:p>0.120809617702005</text:p>
          </table:table-cell>
          <table:table-cell office:value-type="float" office:value="0.464760637200336" calcext:value-type="float">
            <text:p>0.464760637200336</text:p>
          </table:table-cell>
          <table:table-cell office:value-type="float" office:value="0.571543968671808" calcext:value-type="float">
            <text:p>0.571543968671808</text:p>
          </table:table-cell>
          <table:table-cell office:value-type="float" office:value="71.1615623042405" calcext:value-type="float">
            <text:p>71.1615623042405</text:p>
          </table:table-cell>
          <table:table-cell office:value-type="float" office:value="0.527807894817024" calcext:value-type="float">
            <text:p>0.527807894817024</text:p>
          </table:table-cell>
          <table:table-cell office:value-type="float" office:value="0.257583295466944" calcext:value-type="float">
            <text:p>0.257583295466944</text:p>
          </table:table-cell>
          <table:table-cell office:value-type="float" office:value="0.4377280896334" calcext:value-type="float">
            <text:p>0.4377280896334</text:p>
          </table:table-cell>
          <table:table-cell office:value-type="float" office:value="0.547772598910978" calcext:value-type="float">
            <text:p>0.547772598910978</text:p>
          </table:table-cell>
          <table:table-cell office:value-type="float" office:value="50.5467375597612" calcext:value-type="float">
            <text:p>50.5467375597612</text:p>
          </table:table-cell>
          <table:table-cell office:value-type="float" office:value="0.400451626716318" calcext:value-type="float">
            <text:p>0.400451626716318</text:p>
          </table:table-cell>
          <table:table-cell office:value-type="float" office:value="0.567923147526175" calcext:value-type="float">
            <text:p>0.567923147526175</text:p>
          </table:table-cell>
          <table:table-cell office:value-type="float" office:value="0.662323422302596" calcext:value-type="float">
            <text:p>0.662323422302596</text:p>
          </table:table-cell>
          <table:table-cell office:value-type="float" office:value="0.595092203494815" calcext:value-type="float">
            <text:p>0.595092203494815</text:p>
          </table:table-cell>
          <table:table-cell office:value-type="float" office:value="0.0201185129929608" calcext:value-type="float">
            <text:p>0.0201185129929608</text:p>
          </table:table-cell>
          <table:table-cell office:value-type="float" office:value="0.0457230809718178" calcext:value-type="float">
            <text:p>0.0457230809718178</text:p>
          </table:table-cell>
          <table:table-cell office:value-type="float" office:value="0.624673011288776" calcext:value-type="float">
            <text:p>0.624673011288776</text:p>
          </table:table-cell>
          <table:table-cell office:value-type="float" office:value="1.44782505874094" calcext:value-type="float">
            <text:p>1.44782505874094</text:p>
          </table:table-cell>
          <table:table-cell table:style-name="ce5" office:value-type="float" office:value="0.000000107768174003795" calcext:value-type="float">
            <text:p>1.08E-07</text:p>
          </table:table-cell>
          <table:table-cell table:style-name="ce5" office:value-type="float" office:value="0.00000111319858246172" calcext:value-type="float">
            <text:p>1.11E-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ABS([.AJ13]-39)" office:value-type="float" office:value="29" calcext:value-type="float">
            <text:p>29</text:p>
          </table:table-cell>
          <table:table-cell table:formula="of:=ABS([.AK13]-39)" office:value-type="float" office:value="35" calcext:value-type="float">
            <text:p>35</text:p>
          </table:table-cell>
          <table:table-cell table:formula="of:=ABS([.AL13]-39)" office:value-type="float" office:value="20" calcext:value-type="float">
            <text:p>20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2.08899547568196" calcext:value-type="float">
            <text:p>2.08899547568196</text:p>
          </table:table-cell>
          <table:table-cell office:value-type="float" office:value="0.00677577472917115" calcext:value-type="float">
            <text:p>0.00677577472917115</text:p>
          </table:table-cell>
          <table:table-cell office:value-type="float" office:value="0.0272987579371514" calcext:value-type="float">
            <text:p>0.0272987579371514</text:p>
          </table:table-cell>
          <table:table-cell office:value-type="float" office:value="0.185918243770753" calcext:value-type="float">
            <text:p>0.185918243770753</text:p>
          </table:table-cell>
          <table:table-cell office:value-type="float" office:value="0.460450517236497" calcext:value-type="float">
            <text:p>0.460450517236497</text:p>
          </table:table-cell>
          <table:table-cell office:value-type="float" office:value="0.504984453606932" calcext:value-type="float">
            <text:p>0.504984453606932</text:p>
          </table:table-cell>
          <table:table-cell office:value-type="float" office:value="71.0083149368774" calcext:value-type="float">
            <text:p>71.0083149368774</text:p>
          </table:table-cell>
          <table:table-cell office:value-type="float" office:value="0.560612937806784" calcext:value-type="float">
            <text:p>0.560612937806784</text:p>
          </table:table-cell>
          <table:table-cell office:value-type="float" office:value="0.268454073739995" calcext:value-type="float">
            <text:p>0.268454073739995</text:p>
          </table:table-cell>
          <table:table-cell office:value-type="float" office:value="0.494683729449689" calcext:value-type="float">
            <text:p>0.494683729449689</text:p>
          </table:table-cell>
          <table:table-cell office:value-type="float" office:value="0.542849938039874" calcext:value-type="float">
            <text:p>0.542849938039874</text:p>
          </table:table-cell>
          <table:table-cell office:value-type="float" office:value="60.2971293749179" calcext:value-type="float">
            <text:p>60.2971293749179</text:p>
          </table:table-cell>
          <table:table-cell office:value-type="float" office:value="0.401742355850961" calcext:value-type="float">
            <text:p>0.401742355850961</text:p>
          </table:table-cell>
          <table:table-cell office:value-type="float" office:value="0.480568272200947" calcext:value-type="float">
            <text:p>0.480568272200947</text:p>
          </table:table-cell>
          <table:table-cell office:value-type="float" office:value="0.549919164079612" calcext:value-type="float">
            <text:p>0.549919164079612</text:p>
          </table:table-cell>
          <table:table-cell office:value-type="float" office:value="0.53476533986334" calcext:value-type="float">
            <text:p>0.53476533986334</text:p>
          </table:table-cell>
          <table:table-cell office:value-type="float" office:value="0.0209709573885321" calcext:value-type="float">
            <text:p>0.0209709573885321</text:p>
          </table:table-cell>
          <table:table-cell office:value-type="float" office:value="0.0618751182696855" calcext:value-type="float">
            <text:p>0.0618751182696855</text:p>
          </table:table-cell>
          <table:table-cell office:value-type="float" office:value="0.565471891494528" calcext:value-type="float">
            <text:p>0.565471891494528</text:p>
          </table:table-cell>
          <table:table-cell office:value-type="float" office:value="1.44942243484493" calcext:value-type="float">
            <text:p>1.44942243484493</text:p>
          </table:table-cell>
          <table:table-cell table:style-name="ce5" office:value-type="float" office:value="0.000000142408905085202" calcext:value-type="float">
            <text:p>1.42E-07</text:p>
          </table:table-cell>
          <table:table-cell table:style-name="ce5" office:value-type="float" office:value="0.00000111395181416483" calcext:value-type="float">
            <text:p>1.11E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ABS([.AJ14]-39)" office:value-type="float" office:value="34" calcext:value-type="float">
            <text:p>34</text:p>
          </table:table-cell>
          <table:table-cell table:formula="of:=ABS([.AK14]-39)" office:value-type="float" office:value="36" calcext:value-type="float">
            <text:p>36</text:p>
          </table:table-cell>
          <table:table-cell table:formula="of:=ABS([.AL14]-39)" office:value-type="float" office:value="23" calcext:value-type="float">
            <text:p>23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2.07554406830614" calcext:value-type="float">
            <text:p>2.07554406830614</text:p>
          </table:table-cell>
          <table:table-cell office:value-type="float" office:value="0.00643911507211123" calcext:value-type="float">
            <text:p>0.00643911507211123</text:p>
          </table:table-cell>
          <table:table-cell office:value-type="float" office:value="0.0294803152887521" calcext:value-type="float">
            <text:p>0.0294803152887521</text:p>
          </table:table-cell>
          <table:table-cell office:value-type="float" office:value="0.126772626077494" calcext:value-type="float">
            <text:p>0.126772626077494</text:p>
          </table:table-cell>
          <table:table-cell office:value-type="float" office:value="0.479592258398093" calcext:value-type="float">
            <text:p>0.479592258398093</text:p>
          </table:table-cell>
          <table:table-cell office:value-type="float" office:value="0.597725923975546" calcext:value-type="float">
            <text:p>0.597725923975546</text:p>
          </table:table-cell>
          <table:table-cell office:value-type="float" office:value="69.097942875562" calcext:value-type="float">
            <text:p>69.097942875562</text:p>
          </table:table-cell>
          <table:table-cell office:value-type="float" office:value="0.482707526247452" calcext:value-type="float">
            <text:p>0.482707526247452</text:p>
          </table:table-cell>
          <table:table-cell office:value-type="float" office:value="0.293383177023146" calcext:value-type="float">
            <text:p>0.293383177023146</text:p>
          </table:table-cell>
          <table:table-cell office:value-type="float" office:value="0.453457300606506" calcext:value-type="float">
            <text:p>0.453457300606506</text:p>
          </table:table-cell>
          <table:table-cell office:value-type="float" office:value="0.596592588912516" calcext:value-type="float">
            <text:p>0.596592588912516</text:p>
          </table:table-cell>
          <table:table-cell office:value-type="float" office:value="57.8169114191441" calcext:value-type="float">
            <text:p>57.8169114191441</text:p>
          </table:table-cell>
          <table:table-cell office:value-type="float" office:value="0.47194367257978" calcext:value-type="float">
            <text:p>0.47194367257978</text:p>
          </table:table-cell>
          <table:table-cell office:value-type="float" office:value="0.591500670325542" calcext:value-type="float">
            <text:p>0.591500670325542</text:p>
          </table:table-cell>
          <table:table-cell office:value-type="float" office:value="0.601722066827173" calcext:value-type="float">
            <text:p>0.601722066827173</text:p>
          </table:table-cell>
          <table:table-cell office:value-type="float" office:value="0.595807061399376" calcext:value-type="float">
            <text:p>0.595807061399376</text:p>
          </table:table-cell>
          <table:table-cell office:value-type="float" office:value="0.00660993402534117" calcext:value-type="float">
            <text:p>0.00660993402534117</text:p>
          </table:table-cell>
          <table:table-cell office:value-type="float" office:value="0.0227154009862265" calcext:value-type="float">
            <text:p>0.0227154009862265</text:p>
          </table:table-cell>
          <table:table-cell office:value-type="float" office:value="0.597690405970538" calcext:value-type="float">
            <text:p>0.597690405970538</text:p>
          </table:table-cell>
          <table:table-cell office:value-type="float" office:value="1.44678281959449" calcext:value-type="float">
            <text:p>1.44678281959449</text:p>
          </table:table-cell>
          <table:table-cell table:style-name="ce5" office:value-type="float" office:value="0.000000113886105749063" calcext:value-type="float">
            <text:p>1.14E-07</text:p>
          </table:table-cell>
          <table:table-cell table:style-name="ce5" office:value-type="float" office:value="0.00000117652929277116" calcext:value-type="float">
            <text:p>1.18E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ABS([.AJ15]-39)" office:value-type="float" office:value="38" calcext:value-type="float">
            <text:p>38</text:p>
          </table:table-cell>
          <table:table-cell table:formula="of:=ABS([.AK15]-39)" office:value-type="float" office:value="28" calcext:value-type="float">
            <text:p>28</text:p>
          </table:table-cell>
          <table:table-cell table:formula="of:=ABS([.AL15]-39)" office:value-type="float" office:value="26" calcext:value-type="float">
            <text:p>26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91" calcext:value-type="float">
            <text:p>191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1.974905130896" calcext:value-type="float">
            <text:p>1.974905130896</text:p>
          </table:table-cell>
          <table:table-cell office:value-type="float" office:value="0.00664148986868023" calcext:value-type="float">
            <text:p>0.00664148986868023</text:p>
          </table:table-cell>
          <table:table-cell office:value-type="float" office:value="0.024584990856606" calcext:value-type="float">
            <text:p>0.024584990856606</text:p>
          </table:table-cell>
          <table:table-cell office:value-type="float" office:value="0.132113830298042" calcext:value-type="float">
            <text:p>0.132113830298042</text:p>
          </table:table-cell>
          <table:table-cell office:value-type="float" office:value="0.419281391135666" calcext:value-type="float">
            <text:p>0.419281391135666</text:p>
          </table:table-cell>
          <table:table-cell office:value-type="float" office:value="0.501046007999453" calcext:value-type="float">
            <text:p>0.501046007999453</text:p>
          </table:table-cell>
          <table:table-cell office:value-type="float" office:value="63.795204567449" calcext:value-type="float">
            <text:p>63.795204567449</text:p>
          </table:table-cell>
          <table:table-cell office:value-type="float" office:value="0.471284348232476" calcext:value-type="float">
            <text:p>0.471284348232476</text:p>
          </table:table-cell>
          <table:table-cell office:value-type="float" office:value="0.246978942834472" calcext:value-type="float">
            <text:p>0.246978942834472</text:p>
          </table:table-cell>
          <table:table-cell office:value-type="float" office:value="0.444786245117644" calcext:value-type="float">
            <text:p>0.444786245117644</text:p>
          </table:table-cell>
          <table:table-cell office:value-type="float" office:value="0.60131289885662" calcext:value-type="float">
            <text:p>0.60131289885662</text:p>
          </table:table-cell>
          <table:table-cell office:value-type="float" office:value="56.6213779421943" calcext:value-type="float">
            <text:p>56.6213779421943</text:p>
          </table:table-cell>
          <table:table-cell office:value-type="float" office:value="0.490032846341066" calcext:value-type="float">
            <text:p>0.490032846341066</text:p>
          </table:table-cell>
          <table:table-cell office:value-type="float" office:value="0.54643936178184" calcext:value-type="float">
            <text:p>0.54643936178184</text:p>
          </table:table-cell>
          <table:table-cell office:value-type="float" office:value="0.684873108681331" calcext:value-type="float">
            <text:p>0.684873108681331</text:p>
          </table:table-cell>
          <table:table-cell office:value-type="float" office:value="0.497359614475151" calcext:value-type="float">
            <text:p>0.497359614475151</text:p>
          </table:table-cell>
          <table:table-cell office:value-type="float" office:value="0.0237163944471092" calcext:value-type="float">
            <text:p>0.0237163944471092</text:p>
          </table:table-cell>
          <table:table-cell office:value-type="float" office:value="0.0492987088258549" calcext:value-type="float">
            <text:p>0.0492987088258549</text:p>
          </table:table-cell>
          <table:table-cell office:value-type="float" office:value="0.63438757756194" calcext:value-type="float">
            <text:p>0.63438757756194</text:p>
          </table:table-cell>
          <table:table-cell office:value-type="float" office:value="1.31060192461024" calcext:value-type="float">
            <text:p>1.31060192461024</text:p>
          </table:table-cell>
          <table:table-cell table:style-name="ce5" office:value-type="float" office:value="0.000000104008932768076" calcext:value-type="float">
            <text:p>1.04E-07</text:p>
          </table:table-cell>
          <table:table-cell table:style-name="ce5" office:value-type="float" office:value="0.00000119857914959722" calcext:value-type="float">
            <text:p>1.20E-0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ABS([.AJ16]-39)" office:value-type="float" office:value="40" calcext:value-type="float">
            <text:p>40</text:p>
          </table:table-cell>
          <table:table-cell table:formula="of:=ABS([.AK16]-39)" office:value-type="float" office:value="38" calcext:value-type="float">
            <text:p>38</text:p>
          </table:table-cell>
          <table:table-cell table:formula="of:=ABS([.AL16]-39)" office:value-type="float" office:value="26" calcext:value-type="float">
            <text:p>26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table:style-name="ce2" table:formula="of:=AVERAGE([.A12:.A16])" office:value-type="float" office:value="119.4" calcext:value-type="float">
            <text:p>119.4</text:p>
          </table:table-cell>
          <table:table-cell table:style-name="ce2" table:formula="of:=AVERAGE([.B12:.B16])" office:value-type="float" office:value="101.2" calcext:value-type="float">
            <text:p>101.2</text:p>
          </table:table-cell>
          <table:table-cell table:style-name="ce2" table:formula="of:=AVERAGE([.C12:.C16])" office:value-type="float" office:value="132.2" calcext:value-type="float">
            <text:p>132.2</text:p>
          </table:table-cell>
          <table:table-cell table:style-name="ce2" table:formula="of:=AVERAGE([.D12:.D16])" office:value-type="float" office:value="54.2" calcext:value-type="float">
            <text:p>54.2</text:p>
          </table:table-cell>
          <table:table-cell table:style-name="ce2" table:formula="of:=AVERAGE([.E12:.E16])" office:value-type="float" office:value="142.4" calcext:value-type="float">
            <text:p>142.4</text:p>
          </table:table-cell>
          <table:table-cell table:style-name="ce2" table:formula="of:=AVERAGE([.F12:.F16])" office:value-type="float" office:value="109.2" calcext:value-type="float">
            <text:p>109.2</text:p>
          </table:table-cell>
          <table:table-cell table:style-name="ce2" table:formula="of:=AVERAGE([.G12:.G16])" office:value-type="float" office:value="96.6" calcext:value-type="float">
            <text:p>96.6</text:p>
          </table:table-cell>
          <table:table-cell table:style-name="ce2" table:formula="of:=AVERAGE([.H12:.H16])" office:value-type="float" office:value="49.6" calcext:value-type="float">
            <text:p>49.6</text:p>
          </table:table-cell>
          <table:table-cell table:style-name="ce2" table:formula="of:=AVERAGE([.I12:.I16])" office:value-type="float" office:value="196" calcext:value-type="float">
            <text:p>196</text:p>
          </table:table-cell>
          <table:table-cell table:style-name="ce2" table:formula="of:=AVERAGE([.J12:.J16])" office:value-type="float" office:value="139.8" calcext:value-type="float">
            <text:p>139.8</text:p>
          </table:table-cell>
          <table:table-cell table:style-name="ce2" table:formula="of:=AVERAGE([.K12:.K16])" office:value-type="float" office:value="108.6" calcext:value-type="float">
            <text:p>108.6</text:p>
          </table:table-cell>
          <table:table-cell table:style-name="ce2" table:formula="of:=AVERAGE([.L12:.L16])" office:value-type="float" office:value="56.2" calcext:value-type="float">
            <text:p>56.2</text:p>
          </table:table-cell>
          <table:table-cell table:style-name="ce2" table:formula="of:=AVERAGE([.M12:.M16])" office:value-type="float" office:value="2.0605609721046" calcext:value-type="float">
            <text:p>2.0605609721046</text:p>
          </table:table-cell>
          <table:table-cell table:style-name="ce2" table:formula="of:=AVERAGE([.N12:.N16])" office:value-type="float" office:value="0.00646778601132107" calcext:value-type="float">
            <text:p>0.00646778601132107</text:p>
          </table:table-cell>
          <table:table-cell table:style-name="ce2" table:formula="of:=AVERAGE([.O12:.O16])" office:value-type="float" office:value="0.0258549316876687" calcext:value-type="float">
            <text:p>0.0258549316876687</text:p>
          </table:table-cell>
          <table:table-cell table:style-name="ce2" table:formula="of:=AVERAGE([.P12:.P16])" office:value-type="float" office:value="0.147230512668647" calcext:value-type="float">
            <text:p>0.147230512668647</text:p>
          </table:table-cell>
          <table:table-cell table:style-name="ce2" table:formula="of:=AVERAGE([.Q12:.Q16])" office:value-type="float" office:value="0.459668920602637" calcext:value-type="float">
            <text:p>0.459668920602637</text:p>
          </table:table-cell>
          <table:table-cell table:style-name="ce2" table:formula="of:=AVERAGE([.R12:.R16])" office:value-type="float" office:value="0.541673998001329" calcext:value-type="float">
            <text:p>0.541673998001329</text:p>
          </table:table-cell>
          <table:table-cell table:style-name="ce2" table:formula="of:=AVERAGE([.S12:.S16])" office:value-type="float" office:value="68.5274024581468" calcext:value-type="float">
            <text:p>68.5274024581468</text:p>
          </table:table-cell>
          <table:table-cell table:style-name="ce2" table:formula="of:=AVERAGE([.T12:.T16])" office:value-type="float" office:value="0.515163818096087" calcext:value-type="float">
            <text:p>0.515163818096087</text:p>
          </table:table-cell>
          <table:table-cell table:style-name="ce2" table:formula="of:=AVERAGE([.U12:.U16])" office:value-type="float" office:value="0.254390229912926" calcext:value-type="float">
            <text:p>0.254390229912926</text:p>
          </table:table-cell>
          <table:table-cell table:style-name="ce2" table:formula="of:=AVERAGE([.V12:.V16])" office:value-type="float" office:value="0.464931591248891" calcext:value-type="float">
            <text:p>0.464931591248891</text:p>
          </table:table-cell>
          <table:table-cell table:style-name="ce2" table:formula="of:=AVERAGE([.W12:.W16])" office:value-type="float" office:value="0.56383220737583" calcext:value-type="float">
            <text:p>0.56383220737583</text:p>
          </table:table-cell>
          <table:table-cell table:style-name="ce2" table:formula="of:=AVERAGE([.X12:.X16])" office:value-type="float" office:value="56.7311215321299" calcext:value-type="float">
            <text:p>56.7311215321299</text:p>
          </table:table-cell>
          <table:table-cell table:style-name="ce2" table:formula="of:=AVERAGE([.Y12:.Y16])" office:value-type="float" office:value="0.448471953644356" calcext:value-type="float">
            <text:p>0.448471953644356</text:p>
          </table:table-cell>
          <table:table-cell table:style-name="ce2" table:formula="of:=AVERAGE([.Z12:.Z16])" office:value-type="float" office:value="0.538375542919119" calcext:value-type="float">
            <text:p>0.538375542919119</text:p>
          </table:table-cell>
          <table:table-cell table:style-name="ce2" table:formula="of:=AVERAGE([.AA12:.AA16])" office:value-type="float" office:value="0.624813837184872" calcext:value-type="float">
            <text:p>0.624813837184872</text:p>
          </table:table-cell>
          <table:table-cell table:style-name="ce2" table:formula="of:=AVERAGE([.AB12:.AB16])" office:value-type="float" office:value="0.562050048203796" calcext:value-type="float">
            <text:p>0.562050048203796</text:p>
          </table:table-cell>
          <table:table-cell table:style-name="ce2" table:formula="of:=AVERAGE([.AC12:.AC16])" office:value-type="float" office:value="0.0186423848276831" calcext:value-type="float">
            <text:p>0.0186423848276831</text:p>
          </table:table-cell>
          <table:table-cell table:style-name="ce2" table:formula="of:=AVERAGE([.AD12:.AD16])" office:value-type="float" office:value="0.04710984676755" calcext:value-type="float">
            <text:p>0.04710984676755</text:p>
          </table:table-cell>
          <table:table-cell table:style-name="ce2" table:formula="of:=AVERAGE([.AE12:.AE16])" office:value-type="float" office:value="0.595386799061878" calcext:value-type="float">
            <text:p>0.595386799061878</text:p>
          </table:table-cell>
          <table:table-cell table:style-name="ce2" table:formula="of:=AVERAGE([.AF12:.AF16])" office:value-type="float" office:value="1.39279311094538" calcext:value-type="float">
            <text:p>1.39279311094538</text:p>
          </table:table-cell>
          <table:table-cell table:style-name="ce2" table:formula="of:=AVERAGE([.AG12:.AG16])" office:value-type="float" office:value="0.000000116691711149511" calcext:value-type="float">
            <text:p>1.16691711149511E-07</text:p>
          </table:table-cell>
          <table:table-cell table:style-name="ce2" table:formula="of:=AVERAGE([.AH12:.AH16])" office:value-type="float" office:value="0.00000112286911083487" calcext:value-type="float">
            <text:p>1.12286911083487E-06</text:p>
          </table:table-cell>
          <table:table-cell table:style-name="ce2" table:formula="of:=AVERAGE([.AI12:.AI16])" office:value-type="float" office:value="2.4" calcext:value-type="float">
            <text:p>2.4</text:p>
          </table:table-cell>
          <table:table-cell table:style-name="ce2" table:number-columns-repeated="11"/>
          <table:table-cell table:number-columns-repeated="3"/>
          <table:table-cell table:style-name="ce2" table:number-columns-repeated="16335"/>
        </table:table-row>
        <table:table-row table:style-name="ro2">
          <table:table-cell table:number-columns-repeated="46"/>
          <table:table-cell table:style-name="Default" table:number-columns-repeated="3"/>
          <table:table-cell/>
          <table:table-cell table:style-name="ce2" table:number-columns-repeated="3"/>
          <table:table-cell table:number-columns-repeated="16331"/>
        </table:table-row>
        <table:table-row table:style-name="ro2">
          <table:table-cell table:style-name="ce2" office:value-type="string" calcext:value-type="string">
            <text:p>NBV_MAR14</text:p>
          </table:table-cell>
          <table:table-cell table:number-columns-repeated="45"/>
          <table:table-cell table:style-name="Default" table:number-columns-repeated="3"/>
          <table:table-cell/>
          <table:table-cell table:style-name="ce2" table:number-columns-repeated="3"/>
          <table:table-cell table:number-columns-repeated="1633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2.18496315064911" calcext:value-type="float">
            <text:p>2.18496315064911</text:p>
          </table:table-cell>
          <table:table-cell office:value-type="float" office:value="0.00645949001333206" calcext:value-type="float">
            <text:p>0.00645949001333206</text:p>
          </table:table-cell>
          <table:table-cell office:value-type="float" office:value="0.0232934790547028" calcext:value-type="float">
            <text:p>0.0232934790547028</text:p>
          </table:table-cell>
          <table:table-cell office:value-type="float" office:value="0.155565577974783" calcext:value-type="float">
            <text:p>0.155565577974783</text:p>
          </table:table-cell>
          <table:table-cell office:value-type="float" office:value="0.456111631017548" calcext:value-type="float">
            <text:p>0.456111631017548</text:p>
          </table:table-cell>
          <table:table-cell office:value-type="float" office:value="0.543981401925878" calcext:value-type="float">
            <text:p>0.543981401925878</text:p>
          </table:table-cell>
          <table:table-cell office:value-type="float" office:value="72.2638820340129" calcext:value-type="float">
            <text:p>72.2638820340129</text:p>
          </table:table-cell>
          <table:table-cell office:value-type="float" office:value="0.598446360285141" calcext:value-type="float">
            <text:p>0.598446360285141</text:p>
          </table:table-cell>
          <table:table-cell office:value-type="float" office:value="0.287444541883146" calcext:value-type="float">
            <text:p>0.287444541883146</text:p>
          </table:table-cell>
          <table:table-cell office:value-type="float" office:value="0.427438315856612" calcext:value-type="float">
            <text:p>0.427438315856612</text:p>
          </table:table-cell>
          <table:table-cell office:value-type="float" office:value="0.578682679582251" calcext:value-type="float">
            <text:p>0.578682679582251</text:p>
          </table:table-cell>
          <table:table-cell office:value-type="float" office:value="53.3281104949257" calcext:value-type="float">
            <text:p>53.3281104949257</text:p>
          </table:table-cell>
          <table:table-cell office:value-type="float" office:value="0.483404967454735" calcext:value-type="float">
            <text:p>0.483404967454735</text:p>
          </table:table-cell>
          <table:table-cell office:value-type="float" office:value="0.467421304882965" calcext:value-type="float">
            <text:p>0.467421304882965</text:p>
          </table:table-cell>
          <table:table-cell office:value-type="float" office:value="0.629840456155043" calcext:value-type="float">
            <text:p>0.629840456155043</text:p>
          </table:table-cell>
          <table:table-cell office:value-type="float" office:value="0.540684371664104" calcext:value-type="float">
            <text:p>0.540684371664104</text:p>
          </table:table-cell>
          <table:table-cell office:value-type="float" office:value="0.00758824460397601" calcext:value-type="float">
            <text:p>0.00758824460397601</text:p>
          </table:table-cell>
          <table:table-cell office:value-type="float" office:value="0.0224644234673674" calcext:value-type="float">
            <text:p>0.0224644234673674</text:p>
          </table:table-cell>
          <table:table-cell office:value-type="float" office:value="0.575077437308668" calcext:value-type="float">
            <text:p>0.575077437308668</text:p>
          </table:table-cell>
          <table:table-cell office:value-type="float" office:value="1.41738439907199" calcext:value-type="float">
            <text:p>1.41738439907199</text:p>
          </table:table-cell>
          <table:table-cell table:style-name="ce5" office:value-type="float" office:value="0.000000128699371386868" calcext:value-type="float">
            <text:p>1.29E-07</text:p>
          </table:table-cell>
          <table:table-cell table:style-name="ce5" office:value-type="float" office:value="0.000000984858403582588" calcext:value-type="float">
            <text:p>9.85E-0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ABS([.AJ20]-28)" office:value-type="float" office:value="0" calcext:value-type="float">
            <text:p>0</text:p>
          </table:table-cell>
          <table:table-cell table:formula="of:=ABS([.AK20]-28)" office:value-type="float" office:value="7" calcext:value-type="float">
            <text:p>7</text:p>
          </table:table-cell>
          <table:table-cell table:formula="of:=ABS([.AL20]-28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1.99959440787416" calcext:value-type="float">
            <text:p>1.99959440787416</text:p>
          </table:table-cell>
          <table:table-cell office:value-type="float" office:value="0.00657229263906147" calcext:value-type="float">
            <text:p>0.00657229263906147</text:p>
          </table:table-cell>
          <table:table-cell office:value-type="float" office:value="0.0210754027389763" calcext:value-type="float">
            <text:p>0.0210754027389763</text:p>
          </table:table-cell>
          <table:table-cell office:value-type="float" office:value="0.107506965714403" calcext:value-type="float">
            <text:p>0.107506965714403</text:p>
          </table:table-cell>
          <table:table-cell office:value-type="float" office:value="0.415124829517268" calcext:value-type="float">
            <text:p>0.415124829517268</text:p>
          </table:table-cell>
          <table:table-cell office:value-type="float" office:value="0.549828281434256" calcext:value-type="float">
            <text:p>0.549828281434256</text:p>
          </table:table-cell>
          <table:table-cell office:value-type="float" office:value="62.9888798365908" calcext:value-type="float">
            <text:p>62.9888798365908</text:p>
          </table:table-cell>
          <table:table-cell office:value-type="float" office:value="0.596819570315076" calcext:value-type="float">
            <text:p>0.596819570315076</text:p>
          </table:table-cell>
          <table:table-cell office:value-type="float" office:value="0.200701215792787" calcext:value-type="float">
            <text:p>0.200701215792787</text:p>
          </table:table-cell>
          <table:table-cell office:value-type="float" office:value="0.456469915669369" calcext:value-type="float">
            <text:p>0.456469915669369</text:p>
          </table:table-cell>
          <table:table-cell office:value-type="float" office:value="0.562812542897867" calcext:value-type="float">
            <text:p>0.562812542897867</text:p>
          </table:table-cell>
          <table:table-cell office:value-type="float" office:value="52.7198892375467" calcext:value-type="float">
            <text:p>52.7198892375467</text:p>
          </table:table-cell>
          <table:table-cell office:value-type="float" office:value="0.497018526048686" calcext:value-type="float">
            <text:p>0.497018526048686</text:p>
          </table:table-cell>
          <table:table-cell office:value-type="float" office:value="0.5814410697717" calcext:value-type="float">
            <text:p>0.5814410697717</text:p>
          </table:table-cell>
          <table:table-cell office:value-type="float" office:value="0.502894950109591" calcext:value-type="float">
            <text:p>0.502894950109591</text:p>
          </table:table-cell>
          <table:table-cell office:value-type="float" office:value="0.57703520388989" calcext:value-type="float">
            <text:p>0.57703520388989</text:p>
          </table:table-cell>
          <table:table-cell office:value-type="float" office:value="0.0202385723078303" calcext:value-type="float">
            <text:p>0.0202385723078303</text:p>
          </table:table-cell>
          <table:table-cell office:value-type="float" office:value="0.0432872656190537" calcext:value-type="float">
            <text:p>0.0432872656190537</text:p>
          </table:table-cell>
          <table:table-cell office:value-type="float" office:value="0.556043715045968" calcext:value-type="float">
            <text:p>0.556043715045968</text:p>
          </table:table-cell>
          <table:table-cell office:value-type="float" office:value="1.45341710274186" calcext:value-type="float">
            <text:p>1.45341710274186</text:p>
          </table:table-cell>
          <table:table-cell table:style-name="ce5" office:value-type="float" office:value="0.000000125732452635885" calcext:value-type="float">
            <text:p>1.26E-07</text:p>
          </table:table-cell>
          <table:table-cell table:style-name="ce5" office:value-type="float" office:value="0.00000105158132712669" calcext:value-type="float">
            <text:p>1.05E-0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ABS([.AJ21]-28)" office:value-type="float" office:value="1" calcext:value-type="float">
            <text:p>1</text:p>
          </table:table-cell>
          <table:table-cell table:formula="of:=ABS([.AK21]-28)" office:value-type="float" office:value="8" calcext:value-type="float">
            <text:p>8</text:p>
          </table:table-cell>
          <table:table-cell table:formula="of:=ABS([.AL21]-28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2.24850866470196" calcext:value-type="float">
            <text:p>2.24850866470196</text:p>
          </table:table-cell>
          <table:table-cell office:value-type="float" office:value="0.00665908669461595" calcext:value-type="float">
            <text:p>0.00665908669461595</text:p>
          </table:table-cell>
          <table:table-cell office:value-type="float" office:value="0.0246161720633985" calcext:value-type="float">
            <text:p>0.0246161720633985</text:p>
          </table:table-cell>
          <table:table-cell office:value-type="float" office:value="0.126359412017178" calcext:value-type="float">
            <text:p>0.126359412017178</text:p>
          </table:table-cell>
          <table:table-cell office:value-type="float" office:value="0.413832170441573" calcext:value-type="float">
            <text:p>0.413832170441573</text:p>
          </table:table-cell>
          <table:table-cell office:value-type="float" office:value="0.535277147312403" calcext:value-type="float">
            <text:p>0.535277147312403</text:p>
          </table:table-cell>
          <table:table-cell office:value-type="float" office:value="68.7885446667728" calcext:value-type="float">
            <text:p>68.7885446667728</text:p>
          </table:table-cell>
          <table:table-cell office:value-type="float" office:value="0.595404538563414" calcext:value-type="float">
            <text:p>0.595404538563414</text:p>
          </table:table-cell>
          <table:table-cell office:value-type="float" office:value="0.251135270274716" calcext:value-type="float">
            <text:p>0.251135270274716</text:p>
          </table:table-cell>
          <table:table-cell office:value-type="float" office:value="0.453678950884138" calcext:value-type="float">
            <text:p>0.453678950884138</text:p>
          </table:table-cell>
          <table:table-cell office:value-type="float" office:value="0.625460295122283" calcext:value-type="float">
            <text:p>0.625460295122283</text:p>
          </table:table-cell>
          <table:table-cell office:value-type="float" office:value="51.8922630121007" calcext:value-type="float">
            <text:p>51.8922630121007</text:p>
          </table:table-cell>
          <table:table-cell office:value-type="float" office:value="0.427880487505305" calcext:value-type="float">
            <text:p>0.427880487505305</text:p>
          </table:table-cell>
          <table:table-cell office:value-type="float" office:value="0.505815448467626" calcext:value-type="float">
            <text:p>0.505815448467626</text:p>
          </table:table-cell>
          <table:table-cell office:value-type="float" office:value="0.548907249201452" calcext:value-type="float">
            <text:p>0.548907249201452</text:p>
          </table:table-cell>
          <table:table-cell office:value-type="float" office:value="0.468024478816254" calcext:value-type="float">
            <text:p>0.468024478816254</text:p>
          </table:table-cell>
          <table:table-cell office:value-type="float" office:value="0.0235779127772888" calcext:value-type="float">
            <text:p>0.0235779127772888</text:p>
          </table:table-cell>
          <table:table-cell office:value-type="float" office:value="0.0523094929804784" calcext:value-type="float">
            <text:p>0.0523094929804784</text:p>
          </table:table-cell>
          <table:table-cell office:value-type="float" office:value="0.564048559866631" calcext:value-type="float">
            <text:p>0.564048559866631</text:p>
          </table:table-cell>
          <table:table-cell office:value-type="float" office:value="1.49988120011965" calcext:value-type="float">
            <text:p>1.49988120011965</text:p>
          </table:table-cell>
          <table:table-cell table:style-name="ce5" office:value-type="float" office:value="0.000000143803688783735" calcext:value-type="float">
            <text:p>1.44E-07</text:p>
          </table:table-cell>
          <table:table-cell table:style-name="ce5" office:value-type="float" office:value="0.00000103845500387318" calcext:value-type="float">
            <text:p>1.04E-06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ABS([.AJ22]-28)" office:value-type="float" office:value="85" calcext:value-type="float">
            <text:p>85</text:p>
          </table:table-cell>
          <table:table-cell table:formula="of:=ABS([.AK22]-28)" office:value-type="float" office:value="7" calcext:value-type="float">
            <text:p>7</text:p>
          </table:table-cell>
          <table:table-cell table:formula="of:=ABS([.AL22]-28)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57" calcext:value-type="float">
            <text:p>57</text:p>
          </table:table-cell>
          <table:table-cell office:value-type="float" office:value="2.28509585746259" calcext:value-type="float">
            <text:p>2.28509585746259</text:p>
          </table:table-cell>
          <table:table-cell office:value-type="float" office:value="0.00693416423151942" calcext:value-type="float">
            <text:p>0.00693416423151942</text:p>
          </table:table-cell>
          <table:table-cell office:value-type="float" office:value="0.0270517815325253" calcext:value-type="float">
            <text:p>0.0270517815325253</text:p>
          </table:table-cell>
          <table:table-cell office:value-type="float" office:value="0.112730844110479" calcext:value-type="float">
            <text:p>0.112730844110479</text:p>
          </table:table-cell>
          <table:table-cell office:value-type="float" office:value="0.489235180179388" calcext:value-type="float">
            <text:p>0.489235180179388</text:p>
          </table:table-cell>
          <table:table-cell office:value-type="float" office:value="0.558679689641779" calcext:value-type="float">
            <text:p>0.558679689641779</text:p>
          </table:table-cell>
          <table:table-cell office:value-type="float" office:value="70.7952052399626" calcext:value-type="float">
            <text:p>70.7952052399626</text:p>
          </table:table-cell>
          <table:table-cell office:value-type="float" office:value="0.572018451593259" calcext:value-type="float">
            <text:p>0.572018451593259</text:p>
          </table:table-cell>
          <table:table-cell office:value-type="float" office:value="0.22362066440743" calcext:value-type="float">
            <text:p>0.22362066440743</text:p>
          </table:table-cell>
          <table:table-cell office:value-type="float" office:value="0.51910117567442" calcext:value-type="float">
            <text:p>0.51910117567442</text:p>
          </table:table-cell>
          <table:table-cell office:value-type="float" office:value="0.613920507051996" calcext:value-type="float">
            <text:p>0.613920507051996</text:p>
          </table:table-cell>
          <table:table-cell office:value-type="float" office:value="52.6798576681832" calcext:value-type="float">
            <text:p>52.6798576681832</text:p>
          </table:table-cell>
          <table:table-cell office:value-type="float" office:value="0.379573583054055" calcext:value-type="float">
            <text:p>0.379573583054055</text:p>
          </table:table-cell>
          <table:table-cell office:value-type="float" office:value="0.517892740412359" calcext:value-type="float">
            <text:p>0.517892740412359</text:p>
          </table:table-cell>
          <table:table-cell office:value-type="float" office:value="0.678039677271317" calcext:value-type="float">
            <text:p>0.678039677271317</text:p>
          </table:table-cell>
          <table:table-cell office:value-type="float" office:value="0.485070760194107" calcext:value-type="float">
            <text:p>0.485070760194107</text:p>
          </table:table-cell>
          <table:table-cell office:value-type="float" office:value="0.021578461994814" calcext:value-type="float">
            <text:p>0.021578461994814</text:p>
          </table:table-cell>
          <table:table-cell office:value-type="float" office:value="0.077866822887654" calcext:value-type="float">
            <text:p>0.077866822887654</text:p>
          </table:table-cell>
          <table:table-cell office:value-type="float" office:value="0.566219256273575" calcext:value-type="float">
            <text:p>0.566219256273575</text:p>
          </table:table-cell>
          <table:table-cell office:value-type="float" office:value="1.36632535780816" calcext:value-type="float">
            <text:p>1.36632535780816</text:p>
          </table:table-cell>
          <table:table-cell table:style-name="ce5" office:value-type="float" office:value="0.00000011372896682387" calcext:value-type="float">
            <text:p>1.14E-07</text:p>
          </table:table-cell>
          <table:table-cell table:style-name="ce5" office:value-type="float" office:value="0.00000101461266634054" calcext:value-type="float">
            <text:p>1.01E-06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ABS([.AJ23]-28)" office:value-type="float" office:value="83" calcext:value-type="float">
            <text:p>83</text:p>
          </table:table-cell>
          <table:table-cell table:formula="of:=ABS([.AK23]-28)" office:value-type="float" office:value="10" calcext:value-type="float">
            <text:p>10</text:p>
          </table:table-cell>
          <table:table-cell table:formula="of:=ABS([.AL23]-28)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97" calcext:value-type="float">
            <text:p>197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2.17987929790776" calcext:value-type="float">
            <text:p>2.17987929790776</text:p>
          </table:table-cell>
          <table:table-cell office:value-type="float" office:value="0.00677114696324176" calcext:value-type="float">
            <text:p>0.00677114696324176</text:p>
          </table:table-cell>
          <table:table-cell office:value-type="float" office:value="0.0251036927142355" calcext:value-type="float">
            <text:p>0.0251036927142355</text:p>
          </table:table-cell>
          <table:table-cell office:value-type="float" office:value="0.151226908654496" calcext:value-type="float">
            <text:p>0.151226908654496</text:p>
          </table:table-cell>
          <table:table-cell office:value-type="float" office:value="0.456620365023353" calcext:value-type="float">
            <text:p>0.456620365023353</text:p>
          </table:table-cell>
          <table:table-cell office:value-type="float" office:value="0.540280497156627" calcext:value-type="float">
            <text:p>0.540280497156627</text:p>
          </table:table-cell>
          <table:table-cell office:value-type="float" office:value="62.9207267920748" calcext:value-type="float">
            <text:p>62.9207267920748</text:p>
          </table:table-cell>
          <table:table-cell office:value-type="float" office:value="0.533907341244015" calcext:value-type="float">
            <text:p>0.533907341244015</text:p>
          </table:table-cell>
          <table:table-cell office:value-type="float" office:value="0.213634630062767" calcext:value-type="float">
            <text:p>0.213634630062767</text:p>
          </table:table-cell>
          <table:table-cell office:value-type="float" office:value="0.48799010833331" calcext:value-type="float">
            <text:p>0.48799010833331</text:p>
          </table:table-cell>
          <table:table-cell office:value-type="float" office:value="0.594119993602751" calcext:value-type="float">
            <text:p>0.594119993602751</text:p>
          </table:table-cell>
          <table:table-cell office:value-type="float" office:value="62.9679057677656" calcext:value-type="float">
            <text:p>62.9679057677656</text:p>
          </table:table-cell>
          <table:table-cell office:value-type="float" office:value="0.367139047298463" calcext:value-type="float">
            <text:p>0.367139047298463</text:p>
          </table:table-cell>
          <table:table-cell office:value-type="float" office:value="0.499835262271411" calcext:value-type="float">
            <text:p>0.499835262271411</text:p>
          </table:table-cell>
          <table:table-cell office:value-type="float" office:value="0.684218933533609" calcext:value-type="float">
            <text:p>0.684218933533609</text:p>
          </table:table-cell>
          <table:table-cell office:value-type="float" office:value="0.473889156693682" calcext:value-type="float">
            <text:p>0.473889156693682</text:p>
          </table:table-cell>
          <table:table-cell office:value-type="float" office:value="0.0213167664160364" calcext:value-type="float">
            <text:p>0.0213167664160364</text:p>
          </table:table-cell>
          <table:table-cell office:value-type="float" office:value="0.0356006621988003" calcext:value-type="float">
            <text:p>0.0356006621988003</text:p>
          </table:table-cell>
          <table:table-cell office:value-type="float" office:value="0.606330838658483" calcext:value-type="float">
            <text:p>0.606330838658483</text:p>
          </table:table-cell>
          <table:table-cell office:value-type="float" office:value="1.45604164220333" calcext:value-type="float">
            <text:p>1.45604164220333</text:p>
          </table:table-cell>
          <table:table-cell table:style-name="ce5" office:value-type="float" office:value="0.000000139295492202745" calcext:value-type="float">
            <text:p>1.39E-07</text:p>
          </table:table-cell>
          <table:table-cell table:style-name="ce5" office:value-type="float" office:value="0.00000109856016079814" calcext:value-type="float">
            <text:p>1.10E-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ABS([.AJ24]-28)" office:value-type="float" office:value="25" calcext:value-type="float">
            <text:p>25</text:p>
          </table:table-cell>
          <table:table-cell table:formula="of:=ABS([.AK24]-28)" office:value-type="float" office:value="17" calcext:value-type="float">
            <text:p>17</text:p>
          </table:table-cell>
          <table:table-cell table:formula="of:=ABS([.AL24]-28)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 table:number-columns-repeated="16335"/>
        </table:table-row>
        <table:table-row table:style-name="ro2">
          <table:table-cell table:style-name="ce2" table:formula="of:=AVERAGE([.A20:.A24])" office:value-type="float" office:value="128" calcext:value-type="float">
            <text:p>128</text:p>
          </table:table-cell>
          <table:table-cell table:style-name="ce2" table:formula="of:=AVERAGE([.B20:.B24])" office:value-type="float" office:value="147.2" calcext:value-type="float">
            <text:p>147.2</text:p>
          </table:table-cell>
          <table:table-cell table:style-name="ce2" table:formula="of:=AVERAGE([.C20:.C24])" office:value-type="float" office:value="123.2" calcext:value-type="float">
            <text:p>123.2</text:p>
          </table:table-cell>
          <table:table-cell table:style-name="ce2" table:formula="of:=AVERAGE([.D20:.D24])" office:value-type="float" office:value="40" calcext:value-type="float">
            <text:p>40</text:p>
          </table:table-cell>
          <table:table-cell table:style-name="ce2" table:formula="of:=AVERAGE([.E20:.E24])" office:value-type="float" office:value="125" calcext:value-type="float">
            <text:p>125</text:p>
          </table:table-cell>
          <table:table-cell table:style-name="ce2" table:formula="of:=AVERAGE([.F20:.F24])" office:value-type="float" office:value="99" calcext:value-type="float">
            <text:p>99</text:p>
          </table:table-cell>
          <table:table-cell table:style-name="ce2" table:formula="of:=AVERAGE([.G20:.G24])" office:value-type="float" office:value="96.2" calcext:value-type="float">
            <text:p>96.2</text:p>
          </table:table-cell>
          <table:table-cell table:style-name="ce2" table:formula="of:=AVERAGE([.H20:.H24])" office:value-type="float" office:value="40.4" calcext:value-type="float">
            <text:p>40.4</text:p>
          </table:table-cell>
          <table:table-cell table:style-name="ce2" table:formula="of:=AVERAGE([.I20:.I24])" office:value-type="float" office:value="197.2" calcext:value-type="float">
            <text:p>197.2</text:p>
          </table:table-cell>
          <table:table-cell table:style-name="ce2" table:formula="of:=AVERAGE([.J20:.J24])" office:value-type="float" office:value="109.8" calcext:value-type="float">
            <text:p>109.8</text:p>
          </table:table-cell>
          <table:table-cell table:style-name="ce2" table:formula="of:=AVERAGE([.K20:.K24])" office:value-type="float" office:value="110" calcext:value-type="float">
            <text:p>110</text:p>
          </table:table-cell>
          <table:table-cell table:style-name="ce2" table:formula="of:=AVERAGE([.L20:.L24])" office:value-type="float" office:value="55" calcext:value-type="float">
            <text:p>55</text:p>
          </table:table-cell>
          <table:table-cell table:style-name="ce2" table:formula="of:=AVERAGE([.M20:.M24])" office:value-type="float" office:value="2.17960827571911" calcext:value-type="float">
            <text:p>2.17960827571911</text:p>
          </table:table-cell>
          <table:table-cell table:style-name="ce2" table:formula="of:=AVERAGE([.N20:.N24])" office:value-type="float" office:value="0.00667923610835413" calcext:value-type="float">
            <text:p>0.00667923610835413</text:p>
          </table:table-cell>
          <table:table-cell table:style-name="ce2" table:formula="of:=AVERAGE([.O20:.O24])" office:value-type="float" office:value="0.0242281056207677" calcext:value-type="float">
            <text:p>0.0242281056207677</text:p>
          </table:table-cell>
          <table:table-cell table:style-name="ce2" table:formula="of:=AVERAGE([.P20:.P24])" office:value-type="float" office:value="0.130677941694268" calcext:value-type="float">
            <text:p>0.130677941694268</text:p>
          </table:table-cell>
          <table:table-cell table:style-name="ce2" table:formula="of:=AVERAGE([.Q20:.Q24])" office:value-type="float" office:value="0.446184835235826" calcext:value-type="float">
            <text:p>0.446184835235826</text:p>
          </table:table-cell>
          <table:table-cell table:style-name="ce2" table:formula="of:=AVERAGE([.R20:.R24])" office:value-type="float" office:value="0.545609403494188" calcext:value-type="float">
            <text:p>0.545609403494188</text:p>
          </table:table-cell>
          <table:table-cell table:style-name="ce2" table:formula="of:=AVERAGE([.S20:.S24])" office:value-type="float" office:value="67.5514477138828" calcext:value-type="float">
            <text:p>67.5514477138828</text:p>
          </table:table-cell>
          <table:table-cell table:style-name="ce2" table:formula="of:=AVERAGE([.T20:.T24])" office:value-type="float" office:value="0.579319252400181" calcext:value-type="float">
            <text:p>0.579319252400181</text:p>
          </table:table-cell>
          <table:table-cell table:style-name="ce2" table:formula="of:=AVERAGE([.U20:.U24])" office:value-type="float" office:value="0.235307264484169" calcext:value-type="float">
            <text:p>0.235307264484169</text:p>
          </table:table-cell>
          <table:table-cell table:style-name="ce2" table:formula="of:=AVERAGE([.V20:.V24])" office:value-type="float" office:value="0.46893569328357" calcext:value-type="float">
            <text:p>0.46893569328357</text:p>
          </table:table-cell>
          <table:table-cell table:style-name="ce2" table:formula="of:=AVERAGE([.W20:.W24])" office:value-type="float" office:value="0.59499920365143" calcext:value-type="float">
            <text:p>0.59499920365143</text:p>
          </table:table-cell>
          <table:table-cell table:style-name="ce2" table:formula="of:=AVERAGE([.X20:.X24])" office:value-type="float" office:value="54.7176052361044" calcext:value-type="float">
            <text:p>54.7176052361044</text:p>
          </table:table-cell>
          <table:table-cell table:style-name="ce2" table:formula="of:=AVERAGE([.Y20:.Y24])" office:value-type="float" office:value="0.431003322272249" calcext:value-type="float">
            <text:p>0.431003322272249</text:p>
          </table:table-cell>
          <table:table-cell table:style-name="ce2" table:formula="of:=AVERAGE([.Z20:.Z24])" office:value-type="float" office:value="0.514481165161212" calcext:value-type="float">
            <text:p>0.514481165161212</text:p>
          </table:table-cell>
          <table:table-cell table:style-name="ce2" table:formula="of:=AVERAGE([.AA20:.AA24])" office:value-type="float" office:value="0.608780253254202" calcext:value-type="float">
            <text:p>0.608780253254202</text:p>
          </table:table-cell>
          <table:table-cell table:style-name="ce2" table:formula="of:=AVERAGE([.AB20:.AB24])" office:value-type="float" office:value="0.508940794251608" calcext:value-type="float">
            <text:p>0.508940794251608</text:p>
          </table:table-cell>
          <table:table-cell table:style-name="ce2" table:formula="of:=AVERAGE([.AC20:.AC24])" office:value-type="float" office:value="0.0188599916199891" calcext:value-type="float">
            <text:p>0.0188599916199891</text:p>
          </table:table-cell>
          <table:table-cell table:style-name="ce2" table:formula="of:=AVERAGE([.AD20:.AD24])" office:value-type="float" office:value="0.0463057334306708" calcext:value-type="float">
            <text:p>0.0463057334306708</text:p>
          </table:table-cell>
          <table:table-cell table:style-name="ce2" table:formula="of:=AVERAGE([.AE20:.AE24])" office:value-type="float" office:value="0.573543961430665" calcext:value-type="float">
            <text:p>0.573543961430665</text:p>
          </table:table-cell>
          <table:table-cell table:style-name="ce2" table:formula="of:=AVERAGE([.AF20:.AF24])" office:value-type="float" office:value="1.438609940389" calcext:value-type="float">
            <text:p>1.438609940389</text:p>
          </table:table-cell>
          <table:table-cell table:style-name="ce2" table:formula="of:=AVERAGE([.AG20:.AG24])" office:value-type="float" office:value="0.000000130251994366621" calcext:value-type="float">
            <text:p>1.30251994366621E-07</text:p>
          </table:table-cell>
          <table:table-cell table:style-name="ce2" table:formula="of:=AVERAGE([.AH20:.AH24])" office:value-type="float" office:value="0.00000103761351234423" calcext:value-type="float">
            <text:p>1.03761351234423E-06</text:p>
          </table:table-cell>
          <table:table-cell table:style-name="ce2" table:formula="of:=AVERAGE([.AI20:.AI24])" office:value-type="float" office:value="2.4" calcext:value-type="float">
            <text:p>2.4</text:p>
          </table:table-cell>
          <table:table-cell table:style-name="ce2" table:number-columns-repeated="11"/>
          <table:table-cell table:number-columns-repeated="3"/>
          <table:table-cell table:style-name="ce2" table:number-columns-repeated="16335"/>
        </table:table-row>
        <table:table-row table:style-name="ro2">
          <table:table-cell table:number-columns-repeated="46"/>
          <table:table-cell table:style-name="Default"/>
          <table:table-cell table:number-columns-repeated="2"/>
          <table:table-cell table:style-name="ce2"/>
          <table:table-cell table:number-columns-repeated="16334"/>
        </table:table-row>
        <table:table-row table:style-name="ro2">
          <table:table-cell table:style-name="ce3" table:formula="of:=AVERAGE([.A9];[.A17];[.A25])" office:value-type="float" office:value="118.266666666667" calcext:value-type="float">
            <text:p>118.2667</text:p>
          </table:table-cell>
          <table:table-cell table:style-name="ce3" table:formula="of:=AVERAGE([.B9];[.B17];[.B25])" office:value-type="float" office:value="124.466666666667" calcext:value-type="float">
            <text:p>124.4667</text:p>
          </table:table-cell>
          <table:table-cell table:style-name="ce3" table:formula="of:=AVERAGE([.C9];[.C17];[.C25])" office:value-type="float" office:value="118.133333333333" calcext:value-type="float">
            <text:p>118.1333</text:p>
          </table:table-cell>
          <table:table-cell table:style-name="ce3" table:formula="of:=AVERAGE([.D9];[.D17];[.D25])" office:value-type="float" office:value="47" calcext:value-type="float">
            <text:p>47.0000</text:p>
          </table:table-cell>
          <table:table-cell table:style-name="ce3" table:formula="of:=AVERAGE([.E9];[.E17];[.E25])" office:value-type="float" office:value="135.266666666667" calcext:value-type="float">
            <text:p>135.2667</text:p>
          </table:table-cell>
          <table:table-cell table:style-name="ce3" table:formula="of:=AVERAGE([.F9];[.F17];[.F25])" office:value-type="float" office:value="108.4" calcext:value-type="float">
            <text:p>108.4000</text:p>
          </table:table-cell>
          <table:table-cell table:style-name="ce3" table:formula="of:=AVERAGE([.G9];[.G17];[.G25])" office:value-type="float" office:value="96.2" calcext:value-type="float">
            <text:p>96.2000</text:p>
          </table:table-cell>
          <table:table-cell table:style-name="ce3" table:formula="of:=AVERAGE([.H9];[.H17];[.H25])" office:value-type="float" office:value="46" calcext:value-type="float">
            <text:p>46.0000</text:p>
          </table:table-cell>
          <table:table-cell table:style-name="ce3" table:formula="of:=AVERAGE([.I9];[.I17];[.I25])" office:value-type="float" office:value="196.733333333333" calcext:value-type="float">
            <text:p>196.7333</text:p>
          </table:table-cell>
          <table:table-cell table:style-name="ce3" table:formula="of:=AVERAGE([.J9];[.J17];[.J25])" office:value-type="float" office:value="128.066666666667" calcext:value-type="float">
            <text:p>128.0667</text:p>
          </table:table-cell>
          <table:table-cell table:style-name="ce3" table:formula="of:=AVERAGE([.K9];[.K17];[.K25])" office:value-type="float" office:value="111.466666666667" calcext:value-type="float">
            <text:p>111.4667</text:p>
          </table:table-cell>
          <table:table-cell table:style-name="ce4" table:formula="of:=AVERAGE([.L9];[.L17];[.L25])" office:value-type="float" office:value="54.4" calcext:value-type="float">
            <text:p>54</text:p>
          </table:table-cell>
          <table:table-cell table:style-name="ce3" table:formula="of:=AVERAGE([.M9];[.M17];[.M25])" office:value-type="float" office:value="2.11412775062026" calcext:value-type="float">
            <text:p>2.1141</text:p>
          </table:table-cell>
          <table:table-cell table:style-name="ce3" table:formula="of:=AVERAGE([.N9];[.N17];[.N25])" office:value-type="float" office:value="0.00656182570563109" calcext:value-type="float">
            <text:p>0.0066</text:p>
          </table:table-cell>
          <table:table-cell table:style-name="ce3" table:formula="of:=AVERAGE([.O9];[.O17];[.O25])" office:value-type="float" office:value="0.0245077162964319" calcext:value-type="float">
            <text:p>0.0245</text:p>
          </table:table-cell>
          <table:table-cell table:style-name="ce3" table:formula="of:=AVERAGE([.P9];[.P17];[.P25])" office:value-type="float" office:value="0.142094650692998" calcext:value-type="float">
            <text:p>0.1421</text:p>
          </table:table-cell>
          <table:table-cell table:style-name="ce3" table:formula="of:=AVERAGE([.Q9];[.Q17];[.Q25])" office:value-type="float" office:value="0.453369052298821" calcext:value-type="float">
            <text:p>0.4534</text:p>
          </table:table-cell>
          <table:table-cell table:style-name="ce3" table:formula="of:=AVERAGE([.R9];[.R17];[.R25])" office:value-type="float" office:value="0.549221838907488" calcext:value-type="float">
            <text:p>0.5492</text:p>
          </table:table-cell>
          <table:table-cell table:style-name="ce3" table:formula="of:=AVERAGE([.S9];[.S17];[.S25])" office:value-type="float" office:value="68.292659582906" calcext:value-type="float">
            <text:p>68.2927</text:p>
          </table:table-cell>
          <table:table-cell table:style-name="ce3" table:formula="of:=AVERAGE([.T9];[.T17];[.T25])" office:value-type="float" office:value="0.551936630457063" calcext:value-type="float">
            <text:p>0.5519</text:p>
          </table:table-cell>
          <table:table-cell table:style-name="ce3" table:formula="of:=AVERAGE([.U9];[.U17];[.U25])" office:value-type="float" office:value="0.24739955027884" calcext:value-type="float">
            <text:p>0.2474</text:p>
          </table:table-cell>
          <table:table-cell table:style-name="ce3" table:formula="of:=AVERAGE([.V9];[.V17];[.V25])" office:value-type="float" office:value="0.481022378456746" calcext:value-type="float">
            <text:p>0.4810</text:p>
          </table:table-cell>
          <table:table-cell table:style-name="ce3" table:formula="of:=AVERAGE([.W9];[.W17];[.W25])" office:value-type="float" office:value="0.586863210690084" calcext:value-type="float">
            <text:p>0.5869</text:p>
          </table:table-cell>
          <table:table-cell table:style-name="ce3" table:formula="of:=AVERAGE([.X9];[.X17];[.X25])" office:value-type="float" office:value="56.4568365863855" calcext:value-type="float">
            <text:p>56.4568</text:p>
          </table:table-cell>
          <table:table-cell table:style-name="ce3" table:formula="of:=AVERAGE([.Y9];[.Y17];[.Y25])" office:value-type="float" office:value="0.429887163028285" calcext:value-type="float">
            <text:p>0.4299</text:p>
          </table:table-cell>
          <table:table-cell table:style-name="ce3" table:formula="of:=AVERAGE([.Z9];[.Z17];[.Z25])" office:value-type="float" office:value="0.530065524498764" calcext:value-type="float">
            <text:p>0.5301</text:p>
          </table:table-cell>
          <table:table-cell table:style-name="ce3" table:formula="of:=AVERAGE([.AA9];[.AA17];[.AA25])" office:value-type="float" office:value="0.632529104435472" calcext:value-type="float">
            <text:p>0.6325</text:p>
          </table:table-cell>
          <table:table-cell table:style-name="ce3" table:formula="of:=AVERAGE([.AB9];[.AB17];[.AB25])" office:value-type="float" office:value="0.53112684698163" calcext:value-type="float">
            <text:p>0.5311</text:p>
          </table:table-cell>
          <table:table-cell table:style-name="ce3" table:formula="of:=AVERAGE([.AC9];[.AC17];[.AC25])" office:value-type="float" office:value="0.0197614340921064" calcext:value-type="float">
            <text:p>0.0198</text:p>
          </table:table-cell>
          <table:table-cell table:style-name="ce3" table:formula="of:=AVERAGE([.AD9];[.AD17];[.AD25])" office:value-type="float" office:value="0.0485388411260065" calcext:value-type="float">
            <text:p>0.0485</text:p>
          </table:table-cell>
          <table:table-cell table:style-name="ce3" table:formula="of:=AVERAGE([.AE9];[.AE17];[.AE25])" office:value-type="float" office:value="0.585544563695344" calcext:value-type="float">
            <text:p>0.5855</text:p>
          </table:table-cell>
          <table:table-cell table:style-name="ce3" table:formula="of:=AVERAGE([.AF9];[.AF17];[.AF25])" office:value-type="float" office:value="1.42223301513306" calcext:value-type="float">
            <text:p>1.4222</text:p>
          </table:table-cell>
          <table:table-cell table:style-name="ce6" table:formula="of:=AVERAGE([.AG9];[.AG17];[.AG25])" office:value-type="float" office:value="0.000000124414600152764" calcext:value-type="float">
            <text:p>0.000000124414600153</text:p>
          </table:table-cell>
          <table:table-cell table:style-name="ce6" table:formula="of:=AVERAGE([.AH9];[.AH17];[.AH25])" office:value-type="float" office:value="0.00000109759361669103" calcext:value-type="float">
            <text:p>0.000001097593616691</text:p>
          </table:table-cell>
          <table:table-cell table:style-name="ce4" table:formula="of:=AVERAGE([.AI9];[.AI17];[.AI25])" office:value-type="float" office:value="2.46666666666667" calcext:value-type="float">
            <text:p>2</text:p>
          </table:table-cell>
          <table:table-cell table:style-name="ce3"/>
          <table:table-cell table:style-name="ce6" table:number-columns-repeated="2"/>
          <table:table-cell table:style-name="ce4"/>
          <table:table-cell table:style-name="ce3" table:number-columns-repeated="16345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4:50:37.8578458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07:22:51.793823380</meta:creation-date>
    <dc:date>2026-03-17T14:59:30.945354329</dc:date>
    <meta:editing-duration>PT3H37M19S</meta:editing-duration>
    <meta:editing-cycles>10</meta:editing-cycles>
    <meta:generator>LibreOffice/24.2.7.2$Linux_X86_64 LibreOffice_project/420$Build-2</meta:generator>
    <meta:document-statistic meta:table-count="1" meta:cell-count="799" meta:object-count="0"/>
  </office:meta>
</office:document-meta>
</file>